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000"/>
    <style:style style:name="ce2" style:family="table-cell" style:parent-style-name="Default" style:data-style-name="N10128"/>
    <style:style style:name="ce3" style:family="table-cell" style:parent-style-name="Default" style:data-style-name="N10002"/>
    <style:style style:name="ce4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6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10133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sdsad" table:style-name="ta1">
        <table:table-column table:style-name="co1" table:number-columns-repeated="1024" table:default-cell-style-name="ce1"/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1" calcext:value-type="float">
            <text:p>1</text:p>
          </table:table-cell>
          <table:table-cell table:number-columns-repeated="34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835247564" calcext:value-type="float">
            <text:p>0.835247564</text:p>
          </table:table-cell>
          <table:table-cell office:value-type="float" office:value="0.864536886" calcext:value-type="float">
            <text:p>0.864536886</text:p>
          </table:table-cell>
          <table:table-cell office:value-type="float" office:value="0.919454365" calcext:value-type="float">
            <text:p>0.919454365</text:p>
          </table:table-cell>
          <table:table-cell office:value-type="float" office:value="0.970710678" calcext:value-type="float">
            <text:p>0.970710678</text:p>
          </table:table-cell>
          <table:table-cell office:value-type="float" office:value="1" calcext:value-type="float">
            <text:p>1</text:p>
          </table:table-cell>
          <table:table-cell table:number-columns-repeated="34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style-name="ce2" office:value-type="float" office:value="0.835247564" calcext:value-type="float">
            <text:p>0.8352475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style-name="ce2" office:value-type="float" office:value="0.864536886" calcext:value-type="float">
            <text:p>0.8645368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style-name="ce2" office:value-type="float" office:value="0.919454365" calcext:value-type="float">
            <text:p>0.9194543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style-name="ce2" office:value-type="float" office:value="0.970710678" calcext:value-type="float">
            <text:p>0.970710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style-name="ce2" office:value-type="float" office:value="1" calcext:value-type="float">
            <text:p>1.0000000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4.625" calcext:value-type="float">
            <text:p>4.625</text:p>
          </table:table-cell>
          <table:table-cell office:value-type="float" office:value="4.75" calcext:value-type="float">
            <text:p>4.75</text:p>
          </table:table-cell>
          <table:table-cell office:value-type="float" office:value="4.875" calcext:value-type="float">
            <text:p>4.87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4.625" calcext:value-type="float">
            <text:p>4.625</text:p>
          </table:table-cell>
          <table:table-cell office:value-type="float" office:value="4.75" calcext:value-type="float">
            <text:p>4.75</text:p>
          </table:table-cell>
          <table:table-cell office:value-type="float" office:value="4.875" calcext:value-type="float">
            <text:p>4.87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4.625" calcext:value-type="float">
            <text:p>4.625</text:p>
          </table:table-cell>
          <table:table-cell office:value-type="float" office:value="4.75" calcext:value-type="float">
            <text:p>4.75</text:p>
          </table:table-cell>
          <table:table-cell office:value-type="float" office:value="4.875" calcext:value-type="float">
            <text:p>4.87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office:value-type="float" office:value="4.5" calcext:value-type="float">
            <text:p>4.5</text:p>
          </table:table-cell>
          <table:table-cell office:value-type="float" office:value="4.625" calcext:value-type="float">
            <text:p>4.625</text:p>
          </table:table-cell>
          <table:table-cell office:value-type="float" office:value="4.75" calcext:value-type="float">
            <text:p>4.75</text:p>
          </table:table-cell>
          <table:table-cell office:value-type="float" office:value="4.875" calcext:value-type="float">
            <text:p>4.87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pnt</text:p>
          </table:table-cell>
          <table:table-cell office:value-type="float" office:value="20" calcext:value-type="float">
            <text:p>20</text:p>
          </table:table-cell>
          <table:table-cell table:formula="of:=5/[.C708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1]-1)*[.$D$708]"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2]-1)*[.$D$708]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3]-1)*[.$D$708]"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4]-1)*[.$D$708]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5]-1)*[.$D$708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6]-1)*[.$D$708]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7]-1)*[.$D$708]" office:value-type="float" office:value="1.75" calcext:value-type="float">
            <text:p>1.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8]-1)*[.$D$708]" office:value-type="float" office:value="2" calcext:value-type="float">
            <text:p>2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19]-1)*[.$D$708]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0]-1)*[.$D$708]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1]-1)*[.$D$708]" office:value-type="float" office:value="2.75" calcext:value-type="float">
            <text:p>2.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2]-1)*[.$D$708]" office:value-type="float" office:value="3" calcext:value-type="float">
            <text:p>3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3]-1)*[.$D$708]" office:value-type="float" office:value="3.25" calcext:value-type="float">
            <text:p>3.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4]-1)*[.$D$708]" office:value-type="float" office:value="3.5" calcext:value-type="float">
            <text:p>3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5]-1)*[.$D$708]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6]-1)*[.$D$708]" office:value-type="float" office:value="4" calcext:value-type="float">
            <text:p>4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7]-1)*[.$D$708]" office:value-type="float" office:value="4.25" calcext:value-type="float">
            <text:p>4.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8]-1)*[.$D$708]" office:value-type="float" office:value="4.5" calcext:value-type="float">
            <text:p>4.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29]-1)*[.$D$708]" office:value-type="float" office:value="4.75" calcext:value-type="float">
            <text:p>4.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table:formula="of:=([.B730]-1)*[.$D$708]" office:value-type="float" office:value="5" calcext:value-type="float">
            <text:p>5.00</text:p>
          </table:table-cell>
          <table:table-cell table:number-columns-repeated="1018"/>
        </table:table-row>
        <table:table-row table:style-name="ro1" table:number-rows-repeated="10478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inCylinder" table:style-name="ta1">
        <table:shapes>
          <draw:frame draw:z-index="0" draw:style-name="gr1" draw:text-style-name="P1" svg:width="2mm" svg:height="4.74mm" svg:x="112.88mm" svg:y="22.5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9.99mm" svg:height="89.99mm" svg:x="194.27mm" svg:y="60.96mm">
            <draw:object draw:notify-on-update-of-ranges="ThinCylinder.F6:ThinCylinder.F206 ThinCylinder.G6:ThinCylinder.G206 ThinCylinder.F6:ThinCylinder.F206 ThinCylinder.H6:ThinCylinder.H2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hin Cylinder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roblem Data</text:p>
          </table:table-cell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Analyticla Displ.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u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L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0"/>
          <table:table-cell table:style-name="ce11" office:value-type="float" office:value="-2.5" calcext:value-type="float">
            <text:p>-2,500</text:p>
          </table:table-cell>
          <table:table-cell table:style-name="ce25" table:formula="of:=-[.$C$12]/([.$C$10]*[.$C$7])*(1-[.$C$18]*SIN([.F6]*[.$C$16])*SINH([.$C$16]*[.F6])-[.$C$19]*COS([.$C$16]*[.F6])*COSH([.$C$16]*[.F6]))" office:value-type="float" office:value="0" calcext:value-type="float">
            <text:p>0.00000e+00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t</text:p>
          </table:table-cell>
          <table:table-cell table:style-name="ce6" office:value-type="float" office:value="0.01" calcext:value-type="float">
            <text:p>0.01</text:p>
          </table:table-cell>
          <table:table-cell/>
          <table:table-cell table:style-name="ce10"/>
          <table:table-cell table:style-name="ce11" table:formula="of:=[.F6]+[.$C$22]" office:value-type="float" office:value="-2.475" calcext:value-type="float">
            <text:p>-2,475</text:p>
          </table:table-cell>
          <table:table-cell table:style-name="ce25" table:formula="of:=-[.$C$12]/([.$C$10]*[.$C$7])*(1-[.$C$18]*SIN([.F7]*[.$C$16])*SINH([.$C$16]*[.F7])-[.$C$19]*COS([.$C$16]*[.F7])*COSH([.$C$16]*[.F7]))" office:value-type="float" office:value="0.000082414211736915" calcext:value-type="float">
            <text:p>8.24142e-05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E</text:p>
          </table:table-cell>
          <table:table-cell table:style-name="ce8" office:value-type="float" office:value="100000" calcext:value-type="float">
            <text:p>1.00E+05</text:p>
          </table:table-cell>
          <table:table-cell/>
          <table:table-cell table:style-name="ce10"/>
          <table:table-cell table:style-name="ce11" table:formula="of:=[.F7]+[.$C$22]" office:value-type="float" office:value="-2.45" calcext:value-type="float">
            <text:p>-2,450</text:p>
          </table:table-cell>
          <table:table-cell table:style-name="ce25" table:formula="of:=-[.$C$12]/([.$C$10]*[.$C$7])*(1-[.$C$18]*SIN([.F8]*[.$C$16])*SINH([.$C$16]*[.F8])-[.$C$19]*COS([.$C$16]*[.F8])*COSH([.$C$16]*[.F8]))" office:value-type="float" office:value="0.000261043457971351" calcext:value-type="float">
            <text:p>2.61043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v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0"/>
          <table:table-cell table:style-name="ce11" table:formula="of:=[.F8]+[.$C$22]" office:value-type="float" office:value="-2.425" calcext:value-type="float">
            <text:p>-2,425</text:p>
          </table:table-cell>
          <table:table-cell table:style-name="ce25" table:formula="of:=-[.$C$12]/([.$C$10]*[.$C$7])*(1-[.$C$18]*SIN([.F9]*[.$C$16])*SINH([.$C$16]*[.F9])-[.$C$19]*COS([.$C$16]*[.F9])*COSH([.$C$16]*[.F9]))" office:value-type="float" office:value="0.000461978744654095" calcext:value-type="float">
            <text:p>4.61979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’</text:p>
          </table:table-cell>
          <table:table-cell table:style-name="ce8" table:formula="of:=[.C8]/(1-[.C9]^2)" office:value-type="float" office:value="104166.666666667" calcext:value-type="float">
            <text:p>1.04E+05</text:p>
          </table:table-cell>
          <table:table-cell/>
          <table:table-cell table:style-name="ce10"/>
          <table:table-cell table:style-name="ce11" table:formula="of:=[.F9]+[.$C$22]" office:value-type="float" office:value="-2.4" calcext:value-type="float">
            <text:p>-2,400</text:p>
          </table:table-cell>
          <table:table-cell table:style-name="ce25" table:formula="of:=-[.$C$12]/([.$C$10]*[.$C$7])*(1-[.$C$18]*SIN([.F10]*[.$C$16])*SINH([.$C$16]*[.F10])-[.$C$19]*COS([.$C$16]*[.F10])*COSH([.$C$16]*[.F10]))" office:value-type="float" office:value="0.000643393263205355" calcext:value-type="float">
            <text:p>6.43393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v’</text:p>
          </table:table-cell>
          <table:table-cell table:style-name="ce6" table:formula="of:=[.C9]/(1-[.C9])" office:value-type="float" office:value="0.25" calcext:value-type="float">
            <text:p>0.25</text:p>
          </table:table-cell>
          <table:table-cell/>
          <table:table-cell table:style-name="ce10"/>
          <table:table-cell table:style-name="ce11" table:formula="of:=[.F10]+[.$C$22]" office:value-type="float" office:value="-2.375" calcext:value-type="float">
            <text:p>-2,375</text:p>
          </table:table-cell>
          <table:table-cell table:style-name="ce25" table:formula="of:=-[.$C$12]/([.$C$10]*[.$C$7])*(1-[.$C$18]*SIN([.F11]*[.$C$16])*SINH([.$C$16]*[.F11])-[.$C$19]*COS([.$C$16]*[.F11])*COSH([.$C$16]*[.F11]))" office:value-type="float" office:value="0.000786591781442842" calcext:value-type="float">
            <text:p>7.86592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p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table:style-name="ce10"/>
          <table:table-cell table:style-name="ce11" table:formula="of:=[.F11]+[.$C$22]" office:value-type="float" office:value="-2.35" calcext:value-type="float">
            <text:p>-2,350</text:p>
          </table:table-cell>
          <table:table-cell table:style-name="ce25" table:formula="of:=-[.$C$12]/([.$C$10]*[.$C$7])*(1-[.$C$18]*SIN([.F12]*[.$C$16])*SINH([.$C$16]*[.F12])-[.$C$19]*COS([.$C$16]*[.F12])*COSH([.$C$16]*[.F12]))" office:value-type="float" office:value="0.000887782943929104" calcext:value-type="float">
            <text:p>8.87783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0"/>
          <table:table-cell table:style-name="ce11" table:formula="of:=[.F12]+[.$C$22]" office:value-type="float" office:value="-2.325" calcext:value-type="float">
            <text:p>-2,325</text:p>
          </table:table-cell>
          <table:table-cell table:style-name="ce25" table:formula="of:=-[.$C$12]/([.$C$10]*[.$C$7])*(1-[.$C$18]*SIN([.F13]*[.$C$16])*SINH([.$C$16]*[.F13])-[.$C$19]*COS([.$C$16]*[.F13])*COSH([.$C$16]*[.F13]))" office:value-type="float" office:value="0.0009515004560428" calcext:value-type="float">
            <text:p>9.51500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Auxiliary Constants</text:p>
          </table:table-cell>
          <table:covered-table-cell table:style-name="ce6"/>
          <table:table-cell/>
          <table:table-cell table:style-name="ce10"/>
          <table:table-cell table:style-name="ce11" table:formula="of:=[.F13]+[.$C$22]" office:value-type="float" office:value="-2.3" calcext:value-type="float">
            <text:p>-2,300</text:p>
          </table:table-cell>
          <table:table-cell table:style-name="ce25" table:formula="of:=-[.$C$12]/([.$C$10]*[.$C$7])*(1-[.$C$18]*SIN([.F14]*[.$C$16])*SINH([.$C$16]*[.F14])-[.$C$19]*COS([.$C$16]*[.F14])*COSH([.$C$16]*[.F14]))" office:value-type="float" office:value="0.00098589869843184" calcext:value-type="float">
            <text:p>9.85899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</text:p>
          </table:table-cell>
          <table:table-cell table:style-name="ce9" table:formula="of:=([.C10]*[.C7]^3)/(12*(1-[.C11]^3))" office:value-type="float" office:value="0.00881834215167549" calcext:value-type="float">
            <text:p>8,8183E-03</text:p>
          </table:table-cell>
          <table:table-cell/>
          <table:table-cell table:style-name="ce10"/>
          <table:table-cell table:style-name="ce11" table:formula="of:=[.F14]+[.$C$22]" office:value-type="float" office:value="-2.275" calcext:value-type="float">
            <text:p>-2,275</text:p>
          </table:table-cell>
          <table:table-cell table:style-name="ce25" table:formula="of:=-[.$C$12]/([.$C$10]*[.$C$7])*(1-[.$C$18]*SIN([.F15]*[.$C$16])*SINH([.$C$16]*[.F15])-[.$C$19]*COS([.$C$16]*[.F15])*COSH([.$C$16]*[.F15]))" office:value-type="float" office:value="0.000999749739339372" calcext:value-type="float">
            <text:p>9.99750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Beta</text:p>
          </table:table-cell>
          <table:table-cell table:style-name="ce9" table:formula="of:=(([.C10]*[.C7])/(4*[.C15]))^0.25" office:value-type="float" office:value="13.1090269875702" calcext:value-type="float">
            <text:p>1,3109E+01</text:p>
          </table:table-cell>
          <table:table-cell/>
          <table:table-cell table:style-name="ce10"/>
          <table:table-cell table:style-name="ce11" table:formula="of:=[.F15]+[.$C$22]" office:value-type="float" office:value="-2.25" calcext:value-type="float">
            <text:p>-2,250</text:p>
          </table:table-cell>
          <table:table-cell table:style-name="ce25" table:formula="of:=-[.$C$12]/([.$C$10]*[.$C$7])*(1-[.$C$18]*SIN([.F16]*[.$C$16])*SINH([.$C$16]*[.F16])-[.$C$19]*COS([.$C$16]*[.F16])*COSH([.$C$16]*[.F16]))" office:value-type="float" office:value="0.00100078855017368" calcext:value-type="float">
            <text:p>1.00079e-03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alpha</text:p>
          </table:table-cell>
          <table:table-cell table:style-name="ce9" table:formula="of:=[.C16]*[.C6]/2" office:value-type="float" office:value="32.7725674689255" calcext:value-type="float">
            <text:p>3,2773E+01</text:p>
          </table:table-cell>
          <table:table-cell/>
          <table:table-cell table:style-name="ce10"/>
          <table:table-cell table:style-name="ce11" table:formula="of:=[.F16]+[.$C$22]" office:value-type="float" office:value="-2.225" calcext:value-type="float">
            <text:p>-2,225</text:p>
          </table:table-cell>
          <table:table-cell table:style-name="ce25" table:formula="of:=-[.$C$12]/([.$C$10]*[.$C$7])*(1-[.$C$18]*SIN([.F17]*[.$C$16])*SINH([.$C$16]*[.F17])-[.$C$19]*COS([.$C$16]*[.F17])*COSH([.$C$16]*[.F17]))" office:value-type="float" office:value="0.000995014358190883" calcext:value-type="float">
            <text:p>9.95014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1</text:p>
          </table:table-cell>
          <table:table-cell table:style-name="ce9" table:formula="of:=(SIN([.C17])*COSH([.C17])-COS([.C17])*SINH([.C17]))/(SINH([.C17])*COSH([.C17])+SIN([.C17])*COS([.C17]))" office:value-type="float" office:value="8.94413650734401E-015" calcext:value-type="float">
            <text:p>8,9441E-15</text:p>
          </table:table-cell>
          <table:table-cell/>
          <table:table-cell table:style-name="ce10"/>
          <table:table-cell table:style-name="ce11" table:formula="of:=[.F17]+[.$C$22]" office:value-type="float" office:value="-2.2" calcext:value-type="float">
            <text:p>-2,200</text:p>
          </table:table-cell>
          <table:table-cell table:style-name="ce25" table:formula="of:=-[.$C$12]/([.$C$10]*[.$C$7])*(1-[.$C$18]*SIN([.F18]*[.$C$16])*SINH([.$C$16]*[.F18])-[.$C$19]*COS([.$C$16]*[.F18])*COSH([.$C$16]*[.F18]))" office:value-type="float" office:value="0.000986596574644712" calcext:value-type="float">
            <text:p>9.86597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C2</text:p>
          </table:table-cell>
          <table:table-cell table:style-name="ce9" table:formula="of:=(COS([.C17])*SINH([.C17])+SIN([.C17])*COSH([.C17]))/(SINH([.C17])*COSH([.C17])+SIN([.C17])*COS([.C17]))" office:value-type="float" office:value="0.0000000000000139159985367263" calcext:value-type="float">
            <text:p>1,3916E-14</text:p>
          </table:table-cell>
          <table:table-cell/>
          <table:table-cell table:style-name="ce10"/>
          <table:table-cell table:style-name="ce11" table:formula="of:=[.F18]+[.$C$22]" office:value-type="float" office:value="-2.175" calcext:value-type="float">
            <text:p>-2,175</text:p>
          </table:table-cell>
          <table:table-cell table:style-name="ce25" table:formula="of:=-[.$C$12]/([.$C$10]*[.$C$7])*(1-[.$C$18]*SIN([.F19]*[.$C$16])*SINH([.$C$16]*[.F19])-[.$C$19]*COS([.$C$16]*[.F19])*COSH([.$C$16]*[.F19]))" office:value-type="float" office:value="0.000978109184283125" calcext:value-type="float">
            <text:p>9.78109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19]+[.$C$22]" office:value-type="float" office:value="-2.15" calcext:value-type="float">
            <text:p>-2,150</text:p>
          </table:table-cell>
          <table:table-cell table:style-name="ce25" table:formula="of:=-[.$C$12]/([.$C$10]*[.$C$7])*(1-[.$C$18]*SIN([.F20]*[.$C$16])*SINH([.$C$16]*[.F20])-[.$C$19]*COS([.$C$16]*[.F20])*COSH([.$C$16]*[.F20]))" office:value-type="float" office:value="0.000970899393971183" calcext:value-type="float">
            <text:p>9.70899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0]+[.$C$22]" office:value-type="float" office:value="-2.125" calcext:value-type="float">
            <text:p>-2,125</text:p>
          </table:table-cell>
          <table:table-cell table:style-name="ce25" table:formula="of:=-[.$C$12]/([.$C$10]*[.$C$7])*(1-[.$C$18]*SIN([.F21]*[.$C$16])*SINH([.$C$16]*[.F21])-[.$C$19]*COS([.$C$16]*[.F21])*COSH([.$C$16]*[.F21]))" office:value-type="float" office:value="0.000965468927547601" calcext:value-type="float">
            <text:p>9.65469e-04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x</text:p>
          </table:table-cell>
          <table:table-cell table:style-name="ce6" office:value-type="float" office:value="0.025" calcext:value-type="float">
            <text:p>0.025</text:p>
          </table:table-cell>
          <table:table-cell/>
          <table:table-cell table:style-name="ce10"/>
          <table:table-cell table:style-name="ce11" table:formula="of:=[.F21]+[.$C$22]" office:value-type="float" office:value="-2.1" calcext:value-type="float">
            <text:p>-2,100</text:p>
          </table:table-cell>
          <table:table-cell table:style-name="ce25" table:formula="of:=-[.$C$12]/([.$C$10]*[.$C$7])*(1-[.$C$18]*SIN([.F22]*[.$C$16])*SINH([.$C$16]*[.F22])-[.$C$19]*COS([.$C$16]*[.F22])*COSH([.$C$16]*[.F22]))" office:value-type="float" office:value="0.000961802867092268" calcext:value-type="float">
            <text:p>9.61803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2]+[.$C$22]" office:value-type="float" office:value="-2.075" calcext:value-type="float">
            <text:p>-2,075</text:p>
          </table:table-cell>
          <table:table-cell table:style-name="ce25" table:formula="of:=-[.$C$12]/([.$C$10]*[.$C$7])*(1-[.$C$18]*SIN([.F23]*[.$C$16])*SINH([.$C$16]*[.F23])-[.$C$19]*COS([.$C$16]*[.F23])*COSH([.$C$16]*[.F23]))" office:value-type="float" office:value="0.000959620359428438" calcext:value-type="float">
            <text:p>9.59620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3]+[.$C$22]" office:value-type="float" office:value="-2.05" calcext:value-type="float">
            <text:p>-2,050</text:p>
          </table:table-cell>
          <table:table-cell table:style-name="ce25" table:formula="of:=-[.$C$12]/([.$C$10]*[.$C$7])*(1-[.$C$18]*SIN([.F24]*[.$C$16])*SINH([.$C$16]*[.F24])-[.$C$19]*COS([.$C$16]*[.F24])*COSH([.$C$16]*[.F24]))" office:value-type="float" office:value="0.00095854594826722" calcext:value-type="float">
            <text:p>9.58546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4]+[.$C$22]" office:value-type="float" office:value="-2.025" calcext:value-type="float">
            <text:p>-2,025</text:p>
          </table:table-cell>
          <table:table-cell table:style-name="ce25" table:formula="of:=-[.$C$12]/([.$C$10]*[.$C$7])*(1-[.$C$18]*SIN([.F25]*[.$C$16])*SINH([.$C$16]*[.F25])-[.$C$19]*COS([.$C$16]*[.F25])*COSH([.$C$16]*[.F25]))" office:value-type="float" office:value="0.000958213174532941" calcext:value-type="float">
            <text:p>9.58213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5]+[.$C$22]" office:value-type="float" office:value="-2" calcext:value-type="float">
            <text:p>-2,000</text:p>
          </table:table-cell>
          <table:table-cell table:style-name="ce25" table:formula="of:=-[.$C$12]/([.$C$10]*[.$C$7])*(1-[.$C$18]*SIN([.F26]*[.$C$16])*SINH([.$C$16]*[.F26])-[.$C$19]*COS([.$C$16]*[.F26])*COSH([.$C$16]*[.F26]))" office:value-type="float" office:value="0.000958316973791677" calcext:value-type="float">
            <text:p>9.58317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6]+[.$C$22]" office:value-type="float" office:value="-1.975" calcext:value-type="float">
            <text:p>-1,975</text:p>
          </table:table-cell>
          <table:table-cell table:style-name="ce25" table:formula="of:=-[.$C$12]/([.$C$10]*[.$C$7])*(1-[.$C$18]*SIN([.F27]*[.$C$16])*SINH([.$C$16]*[.F27])-[.$C$19]*COS([.$C$16]*[.F27])*COSH([.$C$16]*[.F27]))" office:value-type="float" office:value="0.000958631378285504" calcext:value-type="float">
            <text:p>9.58631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7]+[.$C$22]" office:value-type="float" office:value="-1.95" calcext:value-type="float">
            <text:p>-1,950</text:p>
          </table:table-cell>
          <table:table-cell table:style-name="ce25" table:formula="of:=-[.$C$12]/([.$C$10]*[.$C$7])*(1-[.$C$18]*SIN([.F28]*[.$C$16])*SINH([.$C$16]*[.F28])-[.$C$19]*COS([.$C$16]*[.F28])*COSH([.$C$16]*[.F28]))" office:value-type="float" office:value="0.00095900646480156" calcext:value-type="float">
            <text:p>9.59006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8]+[.$C$22]" office:value-type="float" office:value="-1.925" calcext:value-type="float">
            <text:p>-1,925</text:p>
          </table:table-cell>
          <table:table-cell table:style-name="ce25" table:formula="of:=-[.$C$12]/([.$C$10]*[.$C$7])*(1-[.$C$18]*SIN([.F29]*[.$C$16])*SINH([.$C$16]*[.F29])-[.$C$19]*COS([.$C$16]*[.F29])*COSH([.$C$16]*[.F29]))" office:value-type="float" office:value="0.000959354999250637" calcext:value-type="float">
            <text:p>9.59355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29]+[.$C$22]" office:value-type="float" office:value="-1.9" calcext:value-type="float">
            <text:p>-1,900</text:p>
          </table:table-cell>
          <table:table-cell table:style-name="ce25" table:formula="of:=-[.$C$12]/([.$C$10]*[.$C$7])*(1-[.$C$18]*SIN([.F30]*[.$C$16])*SINH([.$C$16]*[.F30])-[.$C$19]*COS([.$C$16]*[.F30])*COSH([.$C$16]*[.F30]))" office:value-type="float" office:value="0.000959635798948307" calcext:value-type="float">
            <text:p>9.59636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30]+[.$C$22]" office:value-type="float" office:value="-1.875" calcext:value-type="float">
            <text:p>-1,875</text:p>
          </table:table-cell>
          <table:table-cell table:style-name="ce25" table:formula="of:=-[.$C$12]/([.$C$10]*[.$C$7])*(1-[.$C$18]*SIN([.F31]*[.$C$16])*SINH([.$C$16]*[.F31])-[.$C$19]*COS([.$C$16]*[.F31])*COSH([.$C$16]*[.F31]))" office:value-type="float" office:value="0.000959837966010033" calcext:value-type="float">
            <text:p>9.59838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31]+[.$C$22]" office:value-type="float" office:value="-1.85" calcext:value-type="float">
            <text:p>-1,850</text:p>
          </table:table-cell>
          <table:table-cell table:style-name="ce25" table:formula="of:=-[.$C$12]/([.$C$10]*[.$C$7])*(1-[.$C$18]*SIN([.F32]*[.$C$16])*SINH([.$C$16]*[.F32])-[.$C$19]*COS([.$C$16]*[.F32])*COSH([.$C$16]*[.F32]))" office:value-type="float" office:value="0.000959968013505925" calcext:value-type="float">
            <text:p>9.59968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32]+[.$C$22]" office:value-type="float" office:value="-1.825" calcext:value-type="float">
            <text:p>-1,825</text:p>
          </table:table-cell>
          <table:table-cell table:style-name="ce25" table:formula="of:=-[.$C$12]/([.$C$10]*[.$C$7])*(1-[.$C$18]*SIN([.F33]*[.$C$16])*SINH([.$C$16]*[.F33])-[.$C$19]*COS([.$C$16]*[.F33])*COSH([.$C$16]*[.F33]))" office:value-type="float" office:value="0.00096004048626651" calcext:value-type="float">
            <text:p>9.60040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 table:style-name="ce11" table:formula="of:=[.F33]+[.$C$22]" office:value-type="float" office:value="-1.8" calcext:value-type="float">
            <text:p>-1,800</text:p>
          </table:table-cell>
          <table:table-cell table:style-name="ce25" table:formula="of:=-[.$C$12]/([.$C$10]*[.$C$7])*(1-[.$C$18]*SIN([.F34]*[.$C$16])*SINH([.$C$16]*[.F34])-[.$C$19]*COS([.$C$16]*[.F34])*COSH([.$C$16]*[.F34]))" office:value-type="float" office:value="0.000960071847918504" calcext:value-type="float">
            <text:p>9.60072e-04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5"/>
          <table:table-cell table:style-name="ce11" table:formula="of:=[.F34]+[.$C$22]" office:value-type="float" office:value="-1.775" calcext:value-type="float">
            <text:p>-1,775</text:p>
          </table:table-cell>
          <table:table-cell table:style-name="ce9" table:formula="of:=-[.$C$12]/([.$C$10]*[.$C$7])*(1-[.$C$18]*SIN([.F35]*[.$C$16])*SINH([.$C$16]*[.F35])-[.$C$19]*COS([.$C$16]*[.F35])*COSH([.$C$16]*[.F35]))" office:value-type="float" office:value="0.000960077009981587" calcext:value-type="float">
            <text:p>9,6008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35]+[.$C$22]" office:value-type="float" office:value="-1.75" calcext:value-type="float">
            <text:p>-1,750</text:p>
          </table:table-cell>
          <table:table-cell table:style-name="ce9" table:formula="of:=-[.$C$12]/([.$C$10]*[.$C$7])*(1-[.$C$18]*SIN([.F36]*[.$C$16])*SINH([.$C$16]*[.F36])-[.$C$19]*COS([.$C$16]*[.F36])*COSH([.$C$16]*[.F36]))" office:value-type="float" office:value="0.000960067769995339" calcext:value-type="float">
            <text:p>9,6007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36]+[.$C$22]" office:value-type="float" office:value="-1.725" calcext:value-type="float">
            <text:p>-1,725</text:p>
          </table:table-cell>
          <table:table-cell table:style-name="ce9" table:formula="of:=-[.$C$12]/([.$C$10]*[.$C$7])*(1-[.$C$18]*SIN([.F37]*[.$C$16])*SINH([.$C$16]*[.F37])-[.$C$19]*COS([.$C$16]*[.F37])*COSH([.$C$16]*[.F37]))" office:value-type="float" office:value="0.000960052482587422" calcext:value-type="float">
            <text:p>9,6005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37]+[.$C$22]" office:value-type="float" office:value="-1.7" calcext:value-type="float">
            <text:p>-1,700</text:p>
          </table:table-cell>
          <table:table-cell table:style-name="ce9" table:formula="of:=-[.$C$12]/([.$C$10]*[.$C$7])*(1-[.$C$18]*SIN([.F38]*[.$C$16])*SINH([.$C$16]*[.F38])-[.$C$19]*COS([.$C$16]*[.F38])*COSH([.$C$16]*[.F38]))" office:value-type="float" office:value="0.000960036421608781" calcext:value-type="float">
            <text:p>9,6004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38]+[.$C$22]" office:value-type="float" office:value="-1.675" calcext:value-type="float">
            <text:p>-1,675</text:p>
          </table:table-cell>
          <table:table-cell table:style-name="ce9" table:formula="of:=-[.$C$12]/([.$C$10]*[.$C$7])*(1-[.$C$18]*SIN([.F39]*[.$C$16])*SINH([.$C$16]*[.F39])-[.$C$19]*COS([.$C$16]*[.F39])*COSH([.$C$16]*[.F39]))" office:value-type="float" office:value="0.000960022445022194" calcext:value-type="float">
            <text:p>9,6002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39]+[.$C$22]" office:value-type="float" office:value="-1.65" calcext:value-type="float">
            <text:p>-1,650</text:p>
          </table:table-cell>
          <table:table-cell table:style-name="ce9" table:formula="of:=-[.$C$12]/([.$C$10]*[.$C$7])*(1-[.$C$18]*SIN([.F40]*[.$C$16])*SINH([.$C$16]*[.F40])-[.$C$19]*COS([.$C$16]*[.F40])*COSH([.$C$16]*[.F40]))" office:value-type="float" office:value="0.000960011714066376" calcext:value-type="float">
            <text:p>9,6001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0]+[.$C$22]" office:value-type="float" office:value="-1.625" calcext:value-type="float">
            <text:p>-1,625</text:p>
          </table:table-cell>
          <table:table-cell table:style-name="ce9" table:formula="of:=-[.$C$12]/([.$C$10]*[.$C$7])*(1-[.$C$18]*SIN([.F41]*[.$C$16])*SINH([.$C$16]*[.F41])-[.$C$19]*COS([.$C$16]*[.F41])*COSH([.$C$16]*[.F41]))" office:value-type="float" office:value="0.00096000432928286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1]+[.$C$22]" office:value-type="float" office:value="-1.6" calcext:value-type="float">
            <text:p>-1,600</text:p>
          </table:table-cell>
          <table:table-cell table:style-name="ce9" table:formula="of:=-[.$C$12]/([.$C$10]*[.$C$7])*(1-[.$C$18]*SIN([.F42]*[.$C$16])*SINH([.$C$16]*[.F42])-[.$C$19]*COS([.$C$16]*[.F42])*COSH([.$C$16]*[.F42]))" office:value-type="float" office:value="0.00095999982492855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2]+[.$C$22]" office:value-type="float" office:value="-1.575" calcext:value-type="float">
            <text:p>-1,575</text:p>
          </table:table-cell>
          <table:table-cell table:style-name="ce9" table:formula="of:=-[.$C$12]/([.$C$10]*[.$C$7])*(1-[.$C$18]*SIN([.F43]*[.$C$16])*SINH([.$C$16]*[.F43])-[.$C$19]*COS([.$C$16]*[.F43])*COSH([.$C$16]*[.F43]))" office:value-type="float" office:value="0.00095999751333210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3]+[.$C$22]" office:value-type="float" office:value="-1.55" calcext:value-type="float">
            <text:p>-1,550</text:p>
          </table:table-cell>
          <table:table-cell table:style-name="ce9" table:formula="of:=-[.$C$12]/([.$C$10]*[.$C$7])*(1-[.$C$18]*SIN([.F44]*[.$C$16])*SINH([.$C$16]*[.F44])-[.$C$19]*COS([.$C$16]*[.F44])*COSH([.$C$16]*[.F44]))" office:value-type="float" office:value="0.00095999669803817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4]+[.$C$22]" office:value-type="float" office:value="-1.525" calcext:value-type="float">
            <text:p>-1,525</text:p>
          </table:table-cell>
          <table:table-cell table:style-name="ce9" table:formula="of:=-[.$C$12]/([.$C$10]*[.$C$7])*(1-[.$C$18]*SIN([.F45]*[.$C$16])*SINH([.$C$16]*[.F45])-[.$C$19]*COS([.$C$16]*[.F45])*COSH([.$C$16]*[.F45]))" office:value-type="float" office:value="0.000959996785833154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5]+[.$C$22]" office:value-type="float" office:value="-1.5" calcext:value-type="float">
            <text:p>-1,500</text:p>
          </table:table-cell>
          <table:table-cell table:style-name="ce9" table:formula="of:=-[.$C$12]/([.$C$10]*[.$C$7])*(1-[.$C$18]*SIN([.F46]*[.$C$16])*SINH([.$C$16]*[.F46])-[.$C$19]*COS([.$C$16]*[.F46])*COSH([.$C$16]*[.F46]))" office:value-type="float" office:value="0.00095999732892926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6]+[.$C$22]" office:value-type="float" office:value="-1.475" calcext:value-type="float">
            <text:p>-1,475</text:p>
          </table:table-cell>
          <table:table-cell table:style-name="ce9" table:formula="of:=-[.$C$12]/([.$C$10]*[.$C$7])*(1-[.$C$18]*SIN([.F47]*[.$C$16])*SINH([.$C$16]*[.F47])-[.$C$19]*COS([.$C$16]*[.F47])*COSH([.$C$16]*[.F47]))" office:value-type="float" office:value="0.0009599980243568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7]+[.$C$22]" office:value-type="float" office:value="-1.45" calcext:value-type="float">
            <text:p>-1,450</text:p>
          </table:table-cell>
          <table:table-cell table:style-name="ce9" table:formula="of:=-[.$C$12]/([.$C$10]*[.$C$7])*(1-[.$C$18]*SIN([.F48]*[.$C$16])*SINH([.$C$16]*[.F48])-[.$C$19]*COS([.$C$16]*[.F48])*COSH([.$C$16]*[.F48]))" office:value-type="float" office:value="0.00095999869123265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8]+[.$C$22]" office:value-type="float" office:value="-1.425" calcext:value-type="float">
            <text:p>-1,425</text:p>
          </table:table-cell>
          <table:table-cell table:style-name="ce9" table:formula="of:=-[.$C$12]/([.$C$10]*[.$C$7])*(1-[.$C$18]*SIN([.F49]*[.$C$16])*SINH([.$C$16]*[.F49])-[.$C$19]*COS([.$C$16]*[.F49])*COSH([.$C$16]*[.F49]))" office:value-type="float" office:value="0.000959999240060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49]+[.$C$22]" office:value-type="float" office:value="-1.4" calcext:value-type="float">
            <text:p>-1,400</text:p>
          </table:table-cell>
          <table:table-cell table:style-name="ce9" table:formula="of:=-[.$C$12]/([.$C$10]*[.$C$7])*(1-[.$C$18]*SIN([.F50]*[.$C$16])*SINH([.$C$16]*[.F50])-[.$C$19]*COS([.$C$16]*[.F50])*COSH([.$C$16]*[.F50]))" office:value-type="float" office:value="0.00095999964264485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0]+[.$C$22]" office:value-type="float" office:value="-1.375" calcext:value-type="float">
            <text:p>-1,375</text:p>
          </table:table-cell>
          <table:table-cell table:style-name="ce9" table:formula="of:=-[.$C$12]/([.$C$10]*[.$C$7])*(1-[.$C$18]*SIN([.F51]*[.$C$16])*SINH([.$C$16]*[.F51])-[.$C$19]*COS([.$C$16]*[.F51])*COSH([.$C$16]*[.F51]))" office:value-type="float" office:value="0.000959999906983884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1]+[.$C$22]" office:value-type="float" office:value="-1.35" calcext:value-type="float">
            <text:p>-1,350</text:p>
          </table:table-cell>
          <table:table-cell table:style-name="ce9" table:formula="of:=-[.$C$12]/([.$C$10]*[.$C$7])*(1-[.$C$18]*SIN([.F52]*[.$C$16])*SINH([.$C$16]*[.F52])-[.$C$19]*COS([.$C$16]*[.F52])*COSH([.$C$16]*[.F52]))" office:value-type="float" office:value="0.00096000005862845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2]+[.$C$22]" office:value-type="float" office:value="-1.325" calcext:value-type="float">
            <text:p>-1,325</text:p>
          </table:table-cell>
          <table:table-cell table:style-name="ce9" table:formula="of:=-[.$C$12]/([.$C$10]*[.$C$7])*(1-[.$C$18]*SIN([.F53]*[.$C$16])*SINH([.$C$16]*[.F53])-[.$C$19]*COS([.$C$16]*[.F53])*COSH([.$C$16]*[.F53]))" office:value-type="float" office:value="0.00096000012828853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3]+[.$C$22]" office:value-type="float" office:value="-1.3" calcext:value-type="float">
            <text:p>-1,300</text:p>
          </table:table-cell>
          <table:table-cell table:style-name="ce9" table:formula="of:=-[.$C$12]/([.$C$10]*[.$C$7])*(1-[.$C$18]*SIN([.F54]*[.$C$16])*SINH([.$C$16]*[.F54])-[.$C$19]*COS([.$C$16]*[.F54])*COSH([.$C$16]*[.F54]))" office:value-type="float" office:value="0.00096000014459914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4]+[.$C$22]" office:value-type="float" office:value="-1.275" calcext:value-type="float">
            <text:p>-1,275</text:p>
          </table:table-cell>
          <table:table-cell table:style-name="ce9" table:formula="of:=-[.$C$12]/([.$C$10]*[.$C$7])*(1-[.$C$18]*SIN([.F55]*[.$C$16])*SINH([.$C$16]*[.F55])-[.$C$19]*COS([.$C$16]*[.F55])*COSH([.$C$16]*[.F55]))" office:value-type="float" office:value="0.00096000013068562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5]+[.$C$22]" office:value-type="float" office:value="-1.25" calcext:value-type="float">
            <text:p>-1,250</text:p>
          </table:table-cell>
          <table:table-cell table:style-name="ce9" table:formula="of:=-[.$C$12]/([.$C$10]*[.$C$7])*(1-[.$C$18]*SIN([.F56]*[.$C$16])*SINH([.$C$16]*[.F56])-[.$C$19]*COS([.$C$16]*[.F56])*COSH([.$C$16]*[.F56]))" office:value-type="float" office:value="0.00096000010323313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6]+[.$C$22]" office:value-type="float" office:value="-1.225" calcext:value-type="float">
            <text:p>-1,225</text:p>
          </table:table-cell>
          <table:table-cell table:style-name="ce9" table:formula="of:=-[.$C$12]/([.$C$10]*[.$C$7])*(1-[.$C$18]*SIN([.F57]*[.$C$16])*SINH([.$C$16]*[.F57])-[.$C$19]*COS([.$C$16]*[.F57])*COSH([.$C$16]*[.F57]))" office:value-type="float" office:value="0.00096000007300041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7]+[.$C$22]" office:value-type="float" office:value="-1.2" calcext:value-type="float">
            <text:p>-1,200</text:p>
          </table:table-cell>
          <table:table-cell table:style-name="ce9" table:formula="of:=-[.$C$12]/([.$C$10]*[.$C$7])*(1-[.$C$18]*SIN([.F58]*[.$C$16])*SINH([.$C$16]*[.F58])-[.$C$19]*COS([.$C$16]*[.F58])*COSH([.$C$16]*[.F58]))" office:value-type="float" office:value="0.00096000004600381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8]+[.$C$22]" office:value-type="float" office:value="-1.175" calcext:value-type="float">
            <text:p>-1,175</text:p>
          </table:table-cell>
          <table:table-cell table:style-name="ce9" table:formula="of:=-[.$C$12]/([.$C$10]*[.$C$7])*(1-[.$C$18]*SIN([.F59]*[.$C$16])*SINH([.$C$16]*[.F59])-[.$C$19]*COS([.$C$16]*[.F59])*COSH([.$C$16]*[.F59]))" office:value-type="float" office:value="0.00096000002486616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59]+[.$C$22]" office:value-type="float" office:value="-1.15" calcext:value-type="float">
            <text:p>-1,150</text:p>
          </table:table-cell>
          <table:table-cell table:style-name="ce9" table:formula="of:=-[.$C$12]/([.$C$10]*[.$C$7])*(1-[.$C$18]*SIN([.F60]*[.$C$16])*SINH([.$C$16]*[.F60])-[.$C$19]*COS([.$C$16]*[.F60])*COSH([.$C$16]*[.F60]))" office:value-type="float" office:value="0.0009600000100423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0]+[.$C$22]" office:value-type="float" office:value="-1.125" calcext:value-type="float">
            <text:p>-1,125</text:p>
          </table:table-cell>
          <table:table-cell table:style-name="ce9" table:formula="of:=-[.$C$12]/([.$C$10]*[.$C$7])*(1-[.$C$18]*SIN([.F61]*[.$C$16])*SINH([.$C$16]*[.F61])-[.$C$19]*COS([.$C$16]*[.F61])*COSH([.$C$16]*[.F61]))" office:value-type="float" office:value="0.0009600000007913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1]+[.$C$22]" office:value-type="float" office:value="-1.10000000000001" calcext:value-type="float">
            <text:p>-1,100</text:p>
          </table:table-cell>
          <table:table-cell table:style-name="ce9" table:formula="of:=-[.$C$12]/([.$C$10]*[.$C$7])*(1-[.$C$18]*SIN([.F62]*[.$C$16])*SINH([.$C$16]*[.F62])-[.$C$19]*COS([.$C$16]*[.F62])*COSH([.$C$16]*[.F62]))" office:value-type="float" office:value="0.00095999999586560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2]+[.$C$22]" office:value-type="float" office:value="-1.07500000000001" calcext:value-type="float">
            <text:p>-1,075</text:p>
          </table:table-cell>
          <table:table-cell table:style-name="ce9" table:formula="of:=-[.$C$12]/([.$C$10]*[.$C$7])*(1-[.$C$18]*SIN([.F63]*[.$C$16])*SINH([.$C$16]*[.F63])-[.$C$19]*COS([.$C$16]*[.F63])*COSH([.$C$16]*[.F63]))" office:value-type="float" office:value="0.0009599999939480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3]+[.$C$22]" office:value-type="float" office:value="-1.05000000000001" calcext:value-type="float">
            <text:p>-1,050</text:p>
          </table:table-cell>
          <table:table-cell table:style-name="ce9" table:formula="of:=-[.$C$12]/([.$C$10]*[.$C$7])*(1-[.$C$18]*SIN([.F64]*[.$C$16])*SINH([.$C$16]*[.F64])-[.$C$19]*COS([.$C$16]*[.F64])*COSH([.$C$16]*[.F64]))" office:value-type="float" office:value="0.00095999999388926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4]+[.$C$22]" office:value-type="float" office:value="-1.02500000000001" calcext:value-type="float">
            <text:p>-1,025</text:p>
          </table:table-cell>
          <table:table-cell table:style-name="ce9" table:formula="of:=-[.$C$12]/([.$C$10]*[.$C$7])*(1-[.$C$18]*SIN([.F65]*[.$C$16])*SINH([.$C$16]*[.F65])-[.$C$19]*COS([.$C$16]*[.F65])*COSH([.$C$16]*[.F65]))" office:value-type="float" office:value="0.00095999999480458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5]+[.$C$22]" office:value-type="float" office:value="-1.00000000000001" calcext:value-type="float">
            <text:p>-1,000</text:p>
          </table:table-cell>
          <table:table-cell table:style-name="ce9" table:formula="of:=-[.$C$12]/([.$C$10]*[.$C$7])*(1-[.$C$18]*SIN([.F66]*[.$C$16])*SINH([.$C$16]*[.F66])-[.$C$19]*COS([.$C$16]*[.F66])*COSH([.$C$16]*[.F66]))" office:value-type="float" office:value="0.00095999999608400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6]+[.$C$22]" office:value-type="float" office:value="-0.975000000000005" calcext:value-type="float">
            <text:p>-0,975</text:p>
          </table:table-cell>
          <table:table-cell table:style-name="ce9" table:formula="of:=-[.$C$12]/([.$C$10]*[.$C$7])*(1-[.$C$18]*SIN([.F67]*[.$C$16])*SINH([.$C$16]*[.F67])-[.$C$19]*COS([.$C$16]*[.F67])*COSH([.$C$16]*[.F67]))" office:value-type="float" office:value="0.00095999999735444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7]+[.$C$22]" office:value-type="float" office:value="-0.950000000000005" calcext:value-type="float">
            <text:p>-0,950</text:p>
          </table:table-cell>
          <table:table-cell table:style-name="ce9" table:formula="of:=-[.$C$12]/([.$C$10]*[.$C$7])*(1-[.$C$18]*SIN([.F68]*[.$C$16])*SINH([.$C$16]*[.F68])-[.$C$19]*COS([.$C$16]*[.F68])*COSH([.$C$16]*[.F68]))" office:value-type="float" office:value="0.0009599999984235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8]+[.$C$22]" office:value-type="float" office:value="-0.925000000000005" calcext:value-type="float">
            <text:p>-0,925</text:p>
          </table:table-cell>
          <table:table-cell table:style-name="ce9" table:formula="of:=-[.$C$12]/([.$C$10]*[.$C$7])*(1-[.$C$18]*SIN([.F69]*[.$C$16])*SINH([.$C$16]*[.F69])-[.$C$19]*COS([.$C$16]*[.F69])*COSH([.$C$16]*[.F69]))" office:value-type="float" office:value="0.00095999999922266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69]+[.$C$22]" office:value-type="float" office:value="-0.900000000000005" calcext:value-type="float">
            <text:p>-0,900</text:p>
          </table:table-cell>
          <table:table-cell table:style-name="ce9" table:formula="of:=-[.$C$12]/([.$C$10]*[.$C$7])*(1-[.$C$18]*SIN([.F70]*[.$C$16])*SINH([.$C$16]*[.F70])-[.$C$19]*COS([.$C$16]*[.F70])*COSH([.$C$16]*[.F70]))" office:value-type="float" office:value="0.0009599999997578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0]+[.$C$22]" office:value-type="float" office:value="-0.875000000000005" calcext:value-type="float">
            <text:p>-0,875</text:p>
          </table:table-cell>
          <table:table-cell table:style-name="ce9" table:formula="of:=-[.$C$12]/([.$C$10]*[.$C$7])*(1-[.$C$18]*SIN([.F71]*[.$C$16])*SINH([.$C$16]*[.F71])-[.$C$19]*COS([.$C$16]*[.F71])*COSH([.$C$16]*[.F71]))" office:value-type="float" office:value="0.00096000000007325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1]+[.$C$22]" office:value-type="float" office:value="-0.850000000000005" calcext:value-type="float">
            <text:p>-0,850</text:p>
          </table:table-cell>
          <table:table-cell table:style-name="ce9" table:formula="of:=-[.$C$12]/([.$C$10]*[.$C$7])*(1-[.$C$18]*SIN([.F72]*[.$C$16])*SINH([.$C$16]*[.F72])-[.$C$19]*COS([.$C$16]*[.F72])*COSH([.$C$16]*[.F72]))" office:value-type="float" office:value="0.0009600000002256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2]+[.$C$22]" office:value-type="float" office:value="-0.825000000000005" calcext:value-type="float">
            <text:p>-0,825</text:p>
          </table:table-cell>
          <table:table-cell table:style-name="ce9" table:formula="of:=-[.$C$12]/([.$C$10]*[.$C$7])*(1-[.$C$18]*SIN([.F73]*[.$C$16])*SINH([.$C$16]*[.F73])-[.$C$19]*COS([.$C$16]*[.F73])*COSH([.$C$16]*[.F73]))" office:value-type="float" office:value="0.00096000000026985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3]+[.$C$22]" office:value-type="float" office:value="-0.800000000000005" calcext:value-type="float">
            <text:p>-0,800</text:p>
          </table:table-cell>
          <table:table-cell table:style-name="ce9" table:formula="of:=-[.$C$12]/([.$C$10]*[.$C$7])*(1-[.$C$18]*SIN([.F74]*[.$C$16])*SINH([.$C$16]*[.F74])-[.$C$19]*COS([.$C$16]*[.F74])*COSH([.$C$16]*[.F74]))" office:value-type="float" office:value="0.00096000000025103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4]+[.$C$22]" office:value-type="float" office:value="-0.775000000000005" calcext:value-type="float">
            <text:p>-0,775</text:p>
          </table:table-cell>
          <table:table-cell table:style-name="ce8" table:formula="of:=-[.$C$12]/([.$C$10]*[.$C$7])*(1-[.$C$18]*SIN([.F75]*[.$C$16])*SINH([.$C$16]*[.F75])-[.$C$19]*COS([.$C$16]*[.F75])*COSH([.$C$16]*[.F75]))" office:value-type="float" office:value="0.000960000000202407" calcext:value-type="float">
            <text:p>9.6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5]+[.$C$22]" office:value-type="float" office:value="-0.750000000000005" calcext:value-type="float">
            <text:p>-0,750</text:p>
          </table:table-cell>
          <table:table-cell table:style-name="ce9" table:formula="of:=-[.$C$12]/([.$C$10]*[.$C$7])*(1-[.$C$18]*SIN([.F76]*[.$C$16])*SINH([.$C$16]*[.F76])-[.$C$19]*COS([.$C$16]*[.F76])*COSH([.$C$16]*[.F76]))" office:value-type="float" office:value="0.00096000000014582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6]+[.$C$22]" office:value-type="float" office:value="-0.725000000000005" calcext:value-type="float">
            <text:p>-0,725</text:p>
          </table:table-cell>
          <table:table-cell table:style-name="ce9" table:formula="of:=-[.$C$12]/([.$C$10]*[.$C$7])*(1-[.$C$18]*SIN([.F77]*[.$C$16])*SINH([.$C$16]*[.F77])-[.$C$19]*COS([.$C$16]*[.F77])*COSH([.$C$16]*[.F77]))" office:value-type="float" office:value="0.00096000000009387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7]+[.$C$22]" office:value-type="float" office:value="-0.700000000000005" calcext:value-type="float">
            <text:p>-0,700</text:p>
          </table:table-cell>
          <table:table-cell table:style-name="ce9" table:formula="of:=-[.$C$12]/([.$C$10]*[.$C$7])*(1-[.$C$18]*SIN([.F78]*[.$C$16])*SINH([.$C$16]*[.F78])-[.$C$19]*COS([.$C$16]*[.F78])*COSH([.$C$16]*[.F78]))" office:value-type="float" office:value="0.00096000000005237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8]+[.$C$22]" office:value-type="float" office:value="-0.675000000000005" calcext:value-type="float">
            <text:p>-0,675</text:p>
          </table:table-cell>
          <table:table-cell table:style-name="ce9" table:formula="of:=-[.$C$12]/([.$C$10]*[.$C$7])*(1-[.$C$18]*SIN([.F79]*[.$C$16])*SINH([.$C$16]*[.F79])-[.$C$19]*COS([.$C$16]*[.F79])*COSH([.$C$16]*[.F79]))" office:value-type="float" office:value="0.0009600000000227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79]+[.$C$22]" office:value-type="float" office:value="-0.650000000000005" calcext:value-type="float">
            <text:p>-0,650</text:p>
          </table:table-cell>
          <table:table-cell table:style-name="ce9" table:formula="of:=-[.$C$12]/([.$C$10]*[.$C$7])*(1-[.$C$18]*SIN([.F80]*[.$C$16])*SINH([.$C$16]*[.F80])-[.$C$19]*COS([.$C$16]*[.F80])*COSH([.$C$16]*[.F80]))" office:value-type="float" office:value="0.00096000000000380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0]+[.$C$22]" office:value-type="float" office:value="-0.625000000000005" calcext:value-type="float">
            <text:p>-0,625</text:p>
          </table:table-cell>
          <table:table-cell table:style-name="ce9" table:formula="of:=-[.$C$12]/([.$C$10]*[.$C$7])*(1-[.$C$18]*SIN([.F81]*[.$C$16])*SINH([.$C$16]*[.F81])-[.$C$19]*COS([.$C$16]*[.F81])*COSH([.$C$16]*[.F81]))" office:value-type="float" office:value="0.00095999999999339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1]+[.$C$22]" office:value-type="float" office:value="-0.600000000000005" calcext:value-type="float">
            <text:p>-0,600</text:p>
          </table:table-cell>
          <table:table-cell table:style-name="ce9" table:formula="of:=-[.$C$12]/([.$C$10]*[.$C$7])*(1-[.$C$18]*SIN([.F82]*[.$C$16])*SINH([.$C$16]*[.F82])-[.$C$19]*COS([.$C$16]*[.F82])*COSH([.$C$16]*[.F82]))" office:value-type="float" office:value="0.00095999999998901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2]+[.$C$22]" office:value-type="float" office:value="-0.575000000000005" calcext:value-type="float">
            <text:p>-0,575</text:p>
          </table:table-cell>
          <table:table-cell table:style-name="ce9" table:formula="of:=-[.$C$12]/([.$C$10]*[.$C$7])*(1-[.$C$18]*SIN([.F83]*[.$C$16])*SINH([.$C$16]*[.F83])-[.$C$19]*COS([.$C$16]*[.F83])*COSH([.$C$16]*[.F83]))" office:value-type="float" office:value="0.00095999999998843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3]+[.$C$22]" office:value-type="float" office:value="-0.550000000000005" calcext:value-type="float">
            <text:p>-0,550</text:p>
          </table:table-cell>
          <table:table-cell table:style-name="ce9" table:formula="of:=-[.$C$12]/([.$C$10]*[.$C$7])*(1-[.$C$18]*SIN([.F84]*[.$C$16])*SINH([.$C$16]*[.F84])-[.$C$19]*COS([.$C$16]*[.F84])*COSH([.$C$16]*[.F84]))" office:value-type="float" office:value="0.0009599999999899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4]+[.$C$22]" office:value-type="float" office:value="-0.525000000000005" calcext:value-type="float">
            <text:p>-0,525</text:p>
          </table:table-cell>
          <table:table-cell table:style-name="ce9" table:formula="of:=-[.$C$12]/([.$C$10]*[.$C$7])*(1-[.$C$18]*SIN([.F85]*[.$C$16])*SINH([.$C$16]*[.F85])-[.$C$19]*COS([.$C$16]*[.F85])*COSH([.$C$16]*[.F85]))" office:value-type="float" office:value="0.00095999999999226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5]+[.$C$22]" office:value-type="float" office:value="-0.500000000000005" calcext:value-type="float">
            <text:p>-0,500</text:p>
          </table:table-cell>
          <table:table-cell table:style-name="ce9" table:formula="of:=-[.$C$12]/([.$C$10]*[.$C$7])*(1-[.$C$18]*SIN([.F86]*[.$C$16])*SINH([.$C$16]*[.F86])-[.$C$19]*COS([.$C$16]*[.F86])*COSH([.$C$16]*[.F86]))" office:value-type="float" office:value="0.00095999999999467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6]+[.$C$22]" office:value-type="float" office:value="-0.475000000000005" calcext:value-type="float">
            <text:p>-0,475</text:p>
          </table:table-cell>
          <table:table-cell table:style-name="ce9" table:formula="of:=-[.$C$12]/([.$C$10]*[.$C$7])*(1-[.$C$18]*SIN([.F87]*[.$C$16])*SINH([.$C$16]*[.F87])-[.$C$19]*COS([.$C$16]*[.F87])*COSH([.$C$16]*[.F87]))" office:value-type="float" office:value="0.00095999999999674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7]+[.$C$22]" office:value-type="float" office:value="-0.450000000000005" calcext:value-type="float">
            <text:p>-0,450</text:p>
          </table:table-cell>
          <table:table-cell table:style-name="ce9" table:formula="of:=-[.$C$12]/([.$C$10]*[.$C$7])*(1-[.$C$18]*SIN([.F88]*[.$C$16])*SINH([.$C$16]*[.F88])-[.$C$19]*COS([.$C$16]*[.F88])*COSH([.$C$16]*[.F88]))" office:value-type="float" office:value="0.00095999999999832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8]+[.$C$22]" office:value-type="float" office:value="-0.425000000000005" calcext:value-type="float">
            <text:p>-0,425</text:p>
          </table:table-cell>
          <table:table-cell table:style-name="ce9" table:formula="of:=-[.$C$12]/([.$C$10]*[.$C$7])*(1-[.$C$18]*SIN([.F89]*[.$C$16])*SINH([.$C$16]*[.F89])-[.$C$19]*COS([.$C$16]*[.F89])*COSH([.$C$16]*[.F89]))" office:value-type="float" office:value="0.00095999999999940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89]+[.$C$22]" office:value-type="float" office:value="-0.400000000000005" calcext:value-type="float">
            <text:p>-0,400</text:p>
          </table:table-cell>
          <table:table-cell table:style-name="ce9" table:formula="of:=-[.$C$12]/([.$C$10]*[.$C$7])*(1-[.$C$18]*SIN([.F90]*[.$C$16])*SINH([.$C$16]*[.F90])-[.$C$19]*COS([.$C$16]*[.F90])*COSH([.$C$16]*[.F90]))" office:value-type="float" office:value="0.0009600000000000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0]+[.$C$22]" office:value-type="float" office:value="-0.375000000000005" calcext:value-type="float">
            <text:p>-0,375</text:p>
          </table:table-cell>
          <table:table-cell table:style-name="ce9" table:formula="of:=-[.$C$12]/([.$C$10]*[.$C$7])*(1-[.$C$18]*SIN([.F91]*[.$C$16])*SINH([.$C$16]*[.F91])-[.$C$19]*COS([.$C$16]*[.F91])*COSH([.$C$16]*[.F91]))" office:value-type="float" office:value="0.00096000000000038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1]+[.$C$22]" office:value-type="float" office:value="-0.350000000000005" calcext:value-type="float">
            <text:p>-0,350</text:p>
          </table:table-cell>
          <table:table-cell table:style-name="ce9" table:formula="of:=-[.$C$12]/([.$C$10]*[.$C$7])*(1-[.$C$18]*SIN([.F92]*[.$C$16])*SINH([.$C$16]*[.F92])-[.$C$19]*COS([.$C$16]*[.F92])*COSH([.$C$16]*[.F92]))" office:value-type="float" office:value="0.000960000000000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2]+[.$C$22]" office:value-type="float" office:value="-0.325000000000005" calcext:value-type="float">
            <text:p>-0,325</text:p>
          </table:table-cell>
          <table:table-cell table:style-name="ce9" table:formula="of:=-[.$C$12]/([.$C$10]*[.$C$7])*(1-[.$C$18]*SIN([.F93]*[.$C$16])*SINH([.$C$16]*[.F93])-[.$C$19]*COS([.$C$16]*[.F93])*COSH([.$C$16]*[.F93]))" office:value-type="float" office:value="0.0009600000000004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3]+[.$C$22]" office:value-type="float" office:value="-0.300000000000005" calcext:value-type="float">
            <text:p>-0,300</text:p>
          </table:table-cell>
          <table:table-cell table:style-name="ce9" table:formula="of:=-[.$C$12]/([.$C$10]*[.$C$7])*(1-[.$C$18]*SIN([.F94]*[.$C$16])*SINH([.$C$16]*[.F94])-[.$C$19]*COS([.$C$16]*[.F94])*COSH([.$C$16]*[.F94]))" office:value-type="float" office:value="0.00096000000000039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4]+[.$C$22]" office:value-type="float" office:value="-0.275000000000005" calcext:value-type="float">
            <text:p>-0,275</text:p>
          </table:table-cell>
          <table:table-cell table:style-name="ce9" table:formula="of:=-[.$C$12]/([.$C$10]*[.$C$7])*(1-[.$C$18]*SIN([.F95]*[.$C$16])*SINH([.$C$16]*[.F95])-[.$C$19]*COS([.$C$16]*[.F95])*COSH([.$C$16]*[.F95]))" office:value-type="float" office:value="0.0009600000000002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5]+[.$C$22]" office:value-type="float" office:value="-0.250000000000005" calcext:value-type="float">
            <text:p>-0,250</text:p>
          </table:table-cell>
          <table:table-cell table:style-name="ce9" table:formula="of:=-[.$C$12]/([.$C$10]*[.$C$7])*(1-[.$C$18]*SIN([.F96]*[.$C$16])*SINH([.$C$16]*[.F96])-[.$C$19]*COS([.$C$16]*[.F96])*COSH([.$C$16]*[.F96]))" office:value-type="float" office:value="0.0009600000000001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6]+[.$C$22]" office:value-type="float" office:value="-0.225000000000005" calcext:value-type="float">
            <text:p>-0,225</text:p>
          </table:table-cell>
          <table:table-cell table:style-name="ce9" table:formula="of:=-[.$C$12]/([.$C$10]*[.$C$7])*(1-[.$C$18]*SIN([.F97]*[.$C$16])*SINH([.$C$16]*[.F97])-[.$C$19]*COS([.$C$16]*[.F97])*COSH([.$C$16]*[.F97]))" office:value-type="float" office:value="0.0009600000000001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7]+[.$C$22]" office:value-type="float" office:value="-0.200000000000005" calcext:value-type="float">
            <text:p>-0,200</text:p>
          </table:table-cell>
          <table:table-cell table:style-name="ce9" table:formula="of:=-[.$C$12]/([.$C$10]*[.$C$7])*(1-[.$C$18]*SIN([.F98]*[.$C$16])*SINH([.$C$16]*[.F98])-[.$C$19]*COS([.$C$16]*[.F98])*COSH([.$C$16]*[.F98]))" office:value-type="float" office:value="0.00096000000000005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8]+[.$C$22]" office:value-type="float" office:value="-0.175000000000005" calcext:value-type="float">
            <text:p>-0,175</text:p>
          </table:table-cell>
          <table:table-cell table:style-name="ce9" table:formula="of:=-[.$C$12]/([.$C$10]*[.$C$7])*(1-[.$C$18]*SIN([.F99]*[.$C$16])*SINH([.$C$16]*[.F99])-[.$C$19]*COS([.$C$16]*[.F99])*COSH([.$C$16]*[.F99]))" office:value-type="float" office:value="0.00096000000000001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99]+[.$C$22]" office:value-type="float" office:value="-0.150000000000005" calcext:value-type="float">
            <text:p>-0,150</text:p>
          </table:table-cell>
          <table:table-cell table:style-name="ce9" table:formula="of:=-[.$C$12]/([.$C$10]*[.$C$7])*(1-[.$C$18]*SIN([.F100]*[.$C$16])*SINH([.$C$16]*[.F100])-[.$C$19]*COS([.$C$16]*[.F100])*COSH([.$C$16]*[.F100]))" office:value-type="float" office:value="0.0009599999999999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0]+[.$C$22]" office:value-type="float" office:value="-0.125000000000005" calcext:value-type="float">
            <text:p>-0,125</text:p>
          </table:table-cell>
          <table:table-cell table:style-name="ce9" table:formula="of:=-[.$C$12]/([.$C$10]*[.$C$7])*(1-[.$C$18]*SIN([.F101]*[.$C$16])*SINH([.$C$16]*[.F101])-[.$C$19]*COS([.$C$16]*[.F101])*COSH([.$C$16]*[.F101]))" office:value-type="float" office:value="0.00095999999999998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1]+[.$C$22]" office:value-type="float" office:value="-0.100000000000005" calcext:value-type="float">
            <text:p>-0,100</text:p>
          </table:table-cell>
          <table:table-cell table:style-name="ce9" table:formula="of:=-[.$C$12]/([.$C$10]*[.$C$7])*(1-[.$C$18]*SIN([.F102]*[.$C$16])*SINH([.$C$16]*[.F102])-[.$C$19]*COS([.$C$16]*[.F102])*COSH([.$C$16]*[.F102]))" office:value-type="float" office:value="0.00095999999999997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2]+[.$C$22]" office:value-type="float" office:value="-0.0750000000000047" calcext:value-type="float">
            <text:p>-0,075</text:p>
          </table:table-cell>
          <table:table-cell table:style-name="ce9" table:formula="of:=-[.$C$12]/([.$C$10]*[.$C$7])*(1-[.$C$18]*SIN([.F103]*[.$C$16])*SINH([.$C$16]*[.F103])-[.$C$19]*COS([.$C$16]*[.F103])*COSH([.$C$16]*[.F103]))" office:value-type="float" office:value="0.0009599999999999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3]+[.$C$22]" office:value-type="float" office:value="-0.0500000000000047" calcext:value-type="float">
            <text:p>-0,050</text:p>
          </table:table-cell>
          <table:table-cell table:style-name="ce9" table:formula="of:=-[.$C$12]/([.$C$10]*[.$C$7])*(1-[.$C$18]*SIN([.F104]*[.$C$16])*SINH([.$C$16]*[.F104])-[.$C$19]*COS([.$C$16]*[.F104])*COSH([.$C$16]*[.F104]))" office:value-type="float" office:value="0.00095999999999998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4]+[.$C$22]" office:value-type="float" office:value="-0.0250000000000047" calcext:value-type="float">
            <text:p>-0,025</text:p>
          </table:table-cell>
          <table:table-cell table:style-name="ce9" table:formula="of:=-[.$C$12]/([.$C$10]*[.$C$7])*(1-[.$C$18]*SIN([.F105]*[.$C$16])*SINH([.$C$16]*[.F105])-[.$C$19]*COS([.$C$16]*[.F105])*COSH([.$C$16]*[.F105]))" office:value-type="float" office:value="0.00095999999999998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5]+[.$C$22]" office:value-type="float" office:value="-4.69763117294519E-015" calcext:value-type="float">
            <text:p>0,000</text:p>
          </table:table-cell>
          <table:table-cell table:style-name="ce9" table:formula="of:=-[.$C$12]/([.$C$10]*[.$C$7])*(1-[.$C$18]*SIN([.F106]*[.$C$16])*SINH([.$C$16]*[.F106])-[.$C$19]*COS([.$C$16]*[.F106])*COSH([.$C$16]*[.F106]))" office:value-type="float" office:value="0.00095999999999998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6]+[.$C$22]" office:value-type="float" office:value="0.0249999999999953" calcext:value-type="float">
            <text:p>0,025</text:p>
          </table:table-cell>
          <table:table-cell table:style-name="ce9" table:formula="of:=-[.$C$12]/([.$C$10]*[.$C$7])*(1-[.$C$18]*SIN([.F107]*[.$C$16])*SINH([.$C$16]*[.F107])-[.$C$19]*COS([.$C$16]*[.F107])*COSH([.$C$16]*[.F107]))" office:value-type="float" office:value="0.00095999999999998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7]+[.$C$22]" office:value-type="float" office:value="0.0499999999999953" calcext:value-type="float">
            <text:p>0,050</text:p>
          </table:table-cell>
          <table:table-cell table:style-name="ce9" table:formula="of:=-[.$C$12]/([.$C$10]*[.$C$7])*(1-[.$C$18]*SIN([.F108]*[.$C$16])*SINH([.$C$16]*[.F108])-[.$C$19]*COS([.$C$16]*[.F108])*COSH([.$C$16]*[.F108]))" office:value-type="float" office:value="0.00095999999999998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8]+[.$C$22]" office:value-type="float" office:value="0.0749999999999953" calcext:value-type="float">
            <text:p>0,075</text:p>
          </table:table-cell>
          <table:table-cell table:style-name="ce9" table:formula="of:=-[.$C$12]/([.$C$10]*[.$C$7])*(1-[.$C$18]*SIN([.F109]*[.$C$16])*SINH([.$C$16]*[.F109])-[.$C$19]*COS([.$C$16]*[.F109])*COSH([.$C$16]*[.F109]))" office:value-type="float" office:value="0.0009599999999999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09]+[.$C$22]" office:value-type="float" office:value="0.0999999999999953" calcext:value-type="float">
            <text:p>0,100</text:p>
          </table:table-cell>
          <table:table-cell table:style-name="ce9" table:formula="of:=-[.$C$12]/([.$C$10]*[.$C$7])*(1-[.$C$18]*SIN([.F110]*[.$C$16])*SINH([.$C$16]*[.F110])-[.$C$19]*COS([.$C$16]*[.F110])*COSH([.$C$16]*[.F110]))" office:value-type="float" office:value="0.00095999999999997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0]+[.$C$22]" office:value-type="float" office:value="0.124999999999995" calcext:value-type="float">
            <text:p>0,125</text:p>
          </table:table-cell>
          <table:table-cell table:style-name="ce9" table:formula="of:=-[.$C$12]/([.$C$10]*[.$C$7])*(1-[.$C$18]*SIN([.F111]*[.$C$16])*SINH([.$C$16]*[.F111])-[.$C$19]*COS([.$C$16]*[.F111])*COSH([.$C$16]*[.F111]))" office:value-type="float" office:value="0.00095999999999998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1]+[.$C$22]" office:value-type="float" office:value="0.149999999999995" calcext:value-type="float">
            <text:p>0,150</text:p>
          </table:table-cell>
          <table:table-cell table:style-name="ce9" table:formula="of:=-[.$C$12]/([.$C$10]*[.$C$7])*(1-[.$C$18]*SIN([.F112]*[.$C$16])*SINH([.$C$16]*[.F112])-[.$C$19]*COS([.$C$16]*[.F112])*COSH([.$C$16]*[.F112]))" office:value-type="float" office:value="0.0009599999999999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2]+[.$C$22]" office:value-type="float" office:value="0.174999999999995" calcext:value-type="float">
            <text:p>0,175</text:p>
          </table:table-cell>
          <table:table-cell table:style-name="ce9" table:formula="of:=-[.$C$12]/([.$C$10]*[.$C$7])*(1-[.$C$18]*SIN([.F113]*[.$C$16])*SINH([.$C$16]*[.F113])-[.$C$19]*COS([.$C$16]*[.F113])*COSH([.$C$16]*[.F113]))" office:value-type="float" office:value="0.00096000000000001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3]+[.$C$22]" office:value-type="float" office:value="0.199999999999995" calcext:value-type="float">
            <text:p>0,200</text:p>
          </table:table-cell>
          <table:table-cell table:style-name="ce9" table:formula="of:=-[.$C$12]/([.$C$10]*[.$C$7])*(1-[.$C$18]*SIN([.F114]*[.$C$16])*SINH([.$C$16]*[.F114])-[.$C$19]*COS([.$C$16]*[.F114])*COSH([.$C$16]*[.F114]))" office:value-type="float" office:value="0.00096000000000005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4]+[.$C$22]" office:value-type="float" office:value="0.224999999999995" calcext:value-type="float">
            <text:p>0,225</text:p>
          </table:table-cell>
          <table:table-cell table:style-name="ce9" table:formula="of:=-[.$C$12]/([.$C$10]*[.$C$7])*(1-[.$C$18]*SIN([.F115]*[.$C$16])*SINH([.$C$16]*[.F115])-[.$C$19]*COS([.$C$16]*[.F115])*COSH([.$C$16]*[.F115]))" office:value-type="float" office:value="0.0009600000000001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5]+[.$C$22]" office:value-type="float" office:value="0.249999999999995" calcext:value-type="float">
            <text:p>0,250</text:p>
          </table:table-cell>
          <table:table-cell table:style-name="ce9" table:formula="of:=-[.$C$12]/([.$C$10]*[.$C$7])*(1-[.$C$18]*SIN([.F116]*[.$C$16])*SINH([.$C$16]*[.F116])-[.$C$19]*COS([.$C$16]*[.F116])*COSH([.$C$16]*[.F116]))" office:value-type="float" office:value="0.0009600000000001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6]+[.$C$22]" office:value-type="float" office:value="0.274999999999995" calcext:value-type="float">
            <text:p>0,275</text:p>
          </table:table-cell>
          <table:table-cell table:style-name="ce9" table:formula="of:=-[.$C$12]/([.$C$10]*[.$C$7])*(1-[.$C$18]*SIN([.F117]*[.$C$16])*SINH([.$C$16]*[.F117])-[.$C$19]*COS([.$C$16]*[.F117])*COSH([.$C$16]*[.F117]))" office:value-type="float" office:value="0.0009600000000002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7]+[.$C$22]" office:value-type="float" office:value="0.299999999999995" calcext:value-type="float">
            <text:p>0,300</text:p>
          </table:table-cell>
          <table:table-cell table:style-name="ce9" table:formula="of:=-[.$C$12]/([.$C$10]*[.$C$7])*(1-[.$C$18]*SIN([.F118]*[.$C$16])*SINH([.$C$16]*[.F118])-[.$C$19]*COS([.$C$16]*[.F118])*COSH([.$C$16]*[.F118]))" office:value-type="float" office:value="0.00096000000000039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8]+[.$C$22]" office:value-type="float" office:value="0.324999999999995" calcext:value-type="float">
            <text:p>0,325</text:p>
          </table:table-cell>
          <table:table-cell table:style-name="ce9" table:formula="of:=-[.$C$12]/([.$C$10]*[.$C$7])*(1-[.$C$18]*SIN([.F119]*[.$C$16])*SINH([.$C$16]*[.F119])-[.$C$19]*COS([.$C$16]*[.F119])*COSH([.$C$16]*[.F119]))" office:value-type="float" office:value="0.0009600000000004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19]+[.$C$22]" office:value-type="float" office:value="0.349999999999995" calcext:value-type="float">
            <text:p>0,350</text:p>
          </table:table-cell>
          <table:table-cell table:style-name="ce9" table:formula="of:=-[.$C$12]/([.$C$10]*[.$C$7])*(1-[.$C$18]*SIN([.F120]*[.$C$16])*SINH([.$C$16]*[.F120])-[.$C$19]*COS([.$C$16]*[.F120])*COSH([.$C$16]*[.F120]))" office:value-type="float" office:value="0.000960000000000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0]+[.$C$22]" office:value-type="float" office:value="0.374999999999995" calcext:value-type="float">
            <text:p>0,375</text:p>
          </table:table-cell>
          <table:table-cell table:style-name="ce9" table:formula="of:=-[.$C$12]/([.$C$10]*[.$C$7])*(1-[.$C$18]*SIN([.F121]*[.$C$16])*SINH([.$C$16]*[.F121])-[.$C$19]*COS([.$C$16]*[.F121])*COSH([.$C$16]*[.F121]))" office:value-type="float" office:value="0.00096000000000038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1]+[.$C$22]" office:value-type="float" office:value="0.399999999999995" calcext:value-type="float">
            <text:p>0,400</text:p>
          </table:table-cell>
          <table:table-cell table:style-name="ce9" table:formula="of:=-[.$C$12]/([.$C$10]*[.$C$7])*(1-[.$C$18]*SIN([.F122]*[.$C$16])*SINH([.$C$16]*[.F122])-[.$C$19]*COS([.$C$16]*[.F122])*COSH([.$C$16]*[.F122]))" office:value-type="float" office:value="0.0009600000000000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2]+[.$C$22]" office:value-type="float" office:value="0.424999999999995" calcext:value-type="float">
            <text:p>0,425</text:p>
          </table:table-cell>
          <table:table-cell table:style-name="ce9" table:formula="of:=-[.$C$12]/([.$C$10]*[.$C$7])*(1-[.$C$18]*SIN([.F123]*[.$C$16])*SINH([.$C$16]*[.F123])-[.$C$19]*COS([.$C$16]*[.F123])*COSH([.$C$16]*[.F123]))" office:value-type="float" office:value="0.00095999999999940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3]+[.$C$22]" office:value-type="float" office:value="0.449999999999996" calcext:value-type="float">
            <text:p>0,450</text:p>
          </table:table-cell>
          <table:table-cell table:style-name="ce9" table:formula="of:=-[.$C$12]/([.$C$10]*[.$C$7])*(1-[.$C$18]*SIN([.F124]*[.$C$16])*SINH([.$C$16]*[.F124])-[.$C$19]*COS([.$C$16]*[.F124])*COSH([.$C$16]*[.F124]))" office:value-type="float" office:value="0.00095999999999832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4]+[.$C$22]" office:value-type="float" office:value="0.474999999999996" calcext:value-type="float">
            <text:p>0,475</text:p>
          </table:table-cell>
          <table:table-cell table:style-name="ce9" table:formula="of:=-[.$C$12]/([.$C$10]*[.$C$7])*(1-[.$C$18]*SIN([.F125]*[.$C$16])*SINH([.$C$16]*[.F125])-[.$C$19]*COS([.$C$16]*[.F125])*COSH([.$C$16]*[.F125]))" office:value-type="float" office:value="0.00095999999999674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5]+[.$C$22]" office:value-type="float" office:value="0.499999999999996" calcext:value-type="float">
            <text:p>0,500</text:p>
          </table:table-cell>
          <table:table-cell table:style-name="ce9" table:formula="of:=-[.$C$12]/([.$C$10]*[.$C$7])*(1-[.$C$18]*SIN([.F126]*[.$C$16])*SINH([.$C$16]*[.F126])-[.$C$19]*COS([.$C$16]*[.F126])*COSH([.$C$16]*[.F126]))" office:value-type="float" office:value="0.00095999999999467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6]+[.$C$22]" office:value-type="float" office:value="0.524999999999996" calcext:value-type="float">
            <text:p>0,525</text:p>
          </table:table-cell>
          <table:table-cell table:style-name="ce9" table:formula="of:=-[.$C$12]/([.$C$10]*[.$C$7])*(1-[.$C$18]*SIN([.F127]*[.$C$16])*SINH([.$C$16]*[.F127])-[.$C$19]*COS([.$C$16]*[.F127])*COSH([.$C$16]*[.F127]))" office:value-type="float" office:value="0.00095999999999226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7]+[.$C$22]" office:value-type="float" office:value="0.549999999999996" calcext:value-type="float">
            <text:p>0,550</text:p>
          </table:table-cell>
          <table:table-cell table:style-name="ce9" table:formula="of:=-[.$C$12]/([.$C$10]*[.$C$7])*(1-[.$C$18]*SIN([.F128]*[.$C$16])*SINH([.$C$16]*[.F128])-[.$C$19]*COS([.$C$16]*[.F128])*COSH([.$C$16]*[.F128]))" office:value-type="float" office:value="0.0009599999999899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8]+[.$C$22]" office:value-type="float" office:value="0.574999999999996" calcext:value-type="float">
            <text:p>0,575</text:p>
          </table:table-cell>
          <table:table-cell table:style-name="ce9" table:formula="of:=-[.$C$12]/([.$C$10]*[.$C$7])*(1-[.$C$18]*SIN([.F129]*[.$C$16])*SINH([.$C$16]*[.F129])-[.$C$19]*COS([.$C$16]*[.F129])*COSH([.$C$16]*[.F129]))" office:value-type="float" office:value="0.00095999999998843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29]+[.$C$22]" office:value-type="float" office:value="0.599999999999996" calcext:value-type="float">
            <text:p>0,600</text:p>
          </table:table-cell>
          <table:table-cell table:style-name="ce9" table:formula="of:=-[.$C$12]/([.$C$10]*[.$C$7])*(1-[.$C$18]*SIN([.F130]*[.$C$16])*SINH([.$C$16]*[.F130])-[.$C$19]*COS([.$C$16]*[.F130])*COSH([.$C$16]*[.F130]))" office:value-type="float" office:value="0.00095999999998901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0]+[.$C$22]" office:value-type="float" office:value="0.624999999999996" calcext:value-type="float">
            <text:p>0,625</text:p>
          </table:table-cell>
          <table:table-cell table:style-name="ce9" table:formula="of:=-[.$C$12]/([.$C$10]*[.$C$7])*(1-[.$C$18]*SIN([.F131]*[.$C$16])*SINH([.$C$16]*[.F131])-[.$C$19]*COS([.$C$16]*[.F131])*COSH([.$C$16]*[.F131]))" office:value-type="float" office:value="0.00095999999999339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1]+[.$C$22]" office:value-type="float" office:value="0.649999999999996" calcext:value-type="float">
            <text:p>0,650</text:p>
          </table:table-cell>
          <table:table-cell table:style-name="ce9" table:formula="of:=-[.$C$12]/([.$C$10]*[.$C$7])*(1-[.$C$18]*SIN([.F132]*[.$C$16])*SINH([.$C$16]*[.F132])-[.$C$19]*COS([.$C$16]*[.F132])*COSH([.$C$16]*[.F132]))" office:value-type="float" office:value="0.00096000000000380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2]+[.$C$22]" office:value-type="float" office:value="0.674999999999996" calcext:value-type="float">
            <text:p>0,675</text:p>
          </table:table-cell>
          <table:table-cell table:style-name="ce9" table:formula="of:=-[.$C$12]/([.$C$10]*[.$C$7])*(1-[.$C$18]*SIN([.F133]*[.$C$16])*SINH([.$C$16]*[.F133])-[.$C$19]*COS([.$C$16]*[.F133])*COSH([.$C$16]*[.F133]))" office:value-type="float" office:value="0.0009600000000227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3]+[.$C$22]" office:value-type="float" office:value="0.699999999999996" calcext:value-type="float">
            <text:p>0,700</text:p>
          </table:table-cell>
          <table:table-cell table:style-name="ce9" table:formula="of:=-[.$C$12]/([.$C$10]*[.$C$7])*(1-[.$C$18]*SIN([.F134]*[.$C$16])*SINH([.$C$16]*[.F134])-[.$C$19]*COS([.$C$16]*[.F134])*COSH([.$C$16]*[.F134]))" office:value-type="float" office:value="0.00096000000005237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4]+[.$C$22]" office:value-type="float" office:value="0.724999999999996" calcext:value-type="float">
            <text:p>0,725</text:p>
          </table:table-cell>
          <table:table-cell table:style-name="ce9" table:formula="of:=-[.$C$12]/([.$C$10]*[.$C$7])*(1-[.$C$18]*SIN([.F135]*[.$C$16])*SINH([.$C$16]*[.F135])-[.$C$19]*COS([.$C$16]*[.F135])*COSH([.$C$16]*[.F135]))" office:value-type="float" office:value="0.00096000000009387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5]+[.$C$22]" office:value-type="float" office:value="0.749999999999996" calcext:value-type="float">
            <text:p>0,750</text:p>
          </table:table-cell>
          <table:table-cell table:style-name="ce9" table:formula="of:=-[.$C$12]/([.$C$10]*[.$C$7])*(1-[.$C$18]*SIN([.F136]*[.$C$16])*SINH([.$C$16]*[.F136])-[.$C$19]*COS([.$C$16]*[.F136])*COSH([.$C$16]*[.F136]))" office:value-type="float" office:value="0.00096000000014582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6]+[.$C$22]" office:value-type="float" office:value="0.774999999999996" calcext:value-type="float">
            <text:p>0,775</text:p>
          </table:table-cell>
          <table:table-cell table:style-name="ce9" table:formula="of:=-[.$C$12]/([.$C$10]*[.$C$7])*(1-[.$C$18]*SIN([.F137]*[.$C$16])*SINH([.$C$16]*[.F137])-[.$C$19]*COS([.$C$16]*[.F137])*COSH([.$C$16]*[.F137]))" office:value-type="float" office:value="0.00096000000020240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7]+[.$C$22]" office:value-type="float" office:value="0.799999999999996" calcext:value-type="float">
            <text:p>0,800</text:p>
          </table:table-cell>
          <table:table-cell table:style-name="ce9" table:formula="of:=-[.$C$12]/([.$C$10]*[.$C$7])*(1-[.$C$18]*SIN([.F138]*[.$C$16])*SINH([.$C$16]*[.F138])-[.$C$19]*COS([.$C$16]*[.F138])*COSH([.$C$16]*[.F138]))" office:value-type="float" office:value="0.00096000000025103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8]+[.$C$22]" office:value-type="float" office:value="0.824999999999996" calcext:value-type="float">
            <text:p>0,825</text:p>
          </table:table-cell>
          <table:table-cell table:style-name="ce9" table:formula="of:=-[.$C$12]/([.$C$10]*[.$C$7])*(1-[.$C$18]*SIN([.F139]*[.$C$16])*SINH([.$C$16]*[.F139])-[.$C$19]*COS([.$C$16]*[.F139])*COSH([.$C$16]*[.F139]))" office:value-type="float" office:value="0.00096000000026985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39]+[.$C$22]" office:value-type="float" office:value="0.849999999999996" calcext:value-type="float">
            <text:p>0,850</text:p>
          </table:table-cell>
          <table:table-cell table:style-name="ce9" table:formula="of:=-[.$C$12]/([.$C$10]*[.$C$7])*(1-[.$C$18]*SIN([.F140]*[.$C$16])*SINH([.$C$16]*[.F140])-[.$C$19]*COS([.$C$16]*[.F140])*COSH([.$C$16]*[.F140]))" office:value-type="float" office:value="0.0009600000002256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0]+[.$C$22]" office:value-type="float" office:value="0.874999999999996" calcext:value-type="float">
            <text:p>0,875</text:p>
          </table:table-cell>
          <table:table-cell table:style-name="ce9" table:formula="of:=-[.$C$12]/([.$C$10]*[.$C$7])*(1-[.$C$18]*SIN([.F141]*[.$C$16])*SINH([.$C$16]*[.F141])-[.$C$19]*COS([.$C$16]*[.F141])*COSH([.$C$16]*[.F141]))" office:value-type="float" office:value="0.00096000000007325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1]+[.$C$22]" office:value-type="float" office:value="0.899999999999996" calcext:value-type="float">
            <text:p>0,900</text:p>
          </table:table-cell>
          <table:table-cell table:style-name="ce9" table:formula="of:=-[.$C$12]/([.$C$10]*[.$C$7])*(1-[.$C$18]*SIN([.F142]*[.$C$16])*SINH([.$C$16]*[.F142])-[.$C$19]*COS([.$C$16]*[.F142])*COSH([.$C$16]*[.F142]))" office:value-type="float" office:value="0.0009599999997578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2]+[.$C$22]" office:value-type="float" office:value="0.924999999999996" calcext:value-type="float">
            <text:p>0,925</text:p>
          </table:table-cell>
          <table:table-cell table:style-name="ce9" table:formula="of:=-[.$C$12]/([.$C$10]*[.$C$7])*(1-[.$C$18]*SIN([.F143]*[.$C$16])*SINH([.$C$16]*[.F143])-[.$C$19]*COS([.$C$16]*[.F143])*COSH([.$C$16]*[.F143]))" office:value-type="float" office:value="0.00095999999922266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3]+[.$C$22]" office:value-type="float" office:value="0.949999999999996" calcext:value-type="float">
            <text:p>0,950</text:p>
          </table:table-cell>
          <table:table-cell table:style-name="ce9" table:formula="of:=-[.$C$12]/([.$C$10]*[.$C$7])*(1-[.$C$18]*SIN([.F144]*[.$C$16])*SINH([.$C$16]*[.F144])-[.$C$19]*COS([.$C$16]*[.F144])*COSH([.$C$16]*[.F144]))" office:value-type="float" office:value="0.0009599999984235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4]+[.$C$22]" office:value-type="float" office:value="0.974999999999996" calcext:value-type="float">
            <text:p>0,975</text:p>
          </table:table-cell>
          <table:table-cell table:style-name="ce9" table:formula="of:=-[.$C$12]/([.$C$10]*[.$C$7])*(1-[.$C$18]*SIN([.F145]*[.$C$16])*SINH([.$C$16]*[.F145])-[.$C$19]*COS([.$C$16]*[.F145])*COSH([.$C$16]*[.F145]))" office:value-type="float" office:value="0.00095999999735444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5]+[.$C$22]" office:value-type="float" office:value="0.999999999999996" calcext:value-type="float">
            <text:p>1,000</text:p>
          </table:table-cell>
          <table:table-cell table:style-name="ce9" table:formula="of:=-[.$C$12]/([.$C$10]*[.$C$7])*(1-[.$C$18]*SIN([.F146]*[.$C$16])*SINH([.$C$16]*[.F146])-[.$C$19]*COS([.$C$16]*[.F146])*COSH([.$C$16]*[.F146]))" office:value-type="float" office:value="0.00095999999608400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6]+[.$C$22]" office:value-type="float" office:value="1.025" calcext:value-type="float">
            <text:p>1,025</text:p>
          </table:table-cell>
          <table:table-cell table:style-name="ce9" table:formula="of:=-[.$C$12]/([.$C$10]*[.$C$7])*(1-[.$C$18]*SIN([.F147]*[.$C$16])*SINH([.$C$16]*[.F147])-[.$C$19]*COS([.$C$16]*[.F147])*COSH([.$C$16]*[.F147]))" office:value-type="float" office:value="0.00095999999480458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7]+[.$C$22]" office:value-type="float" office:value="1.05" calcext:value-type="float">
            <text:p>1,050</text:p>
          </table:table-cell>
          <table:table-cell table:style-name="ce9" table:formula="of:=-[.$C$12]/([.$C$10]*[.$C$7])*(1-[.$C$18]*SIN([.F148]*[.$C$16])*SINH([.$C$16]*[.F148])-[.$C$19]*COS([.$C$16]*[.F148])*COSH([.$C$16]*[.F148]))" office:value-type="float" office:value="0.00095999999388926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8]+[.$C$22]" office:value-type="float" office:value="1.075" calcext:value-type="float">
            <text:p>1,075</text:p>
          </table:table-cell>
          <table:table-cell table:style-name="ce9" table:formula="of:=-[.$C$12]/([.$C$10]*[.$C$7])*(1-[.$C$18]*SIN([.F149]*[.$C$16])*SINH([.$C$16]*[.F149])-[.$C$19]*COS([.$C$16]*[.F149])*COSH([.$C$16]*[.F149]))" office:value-type="float" office:value="0.00095999999394809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49]+[.$C$22]" office:value-type="float" office:value="1.1" calcext:value-type="float">
            <text:p>1,100</text:p>
          </table:table-cell>
          <table:table-cell table:style-name="ce9" table:formula="of:=-[.$C$12]/([.$C$10]*[.$C$7])*(1-[.$C$18]*SIN([.F150]*[.$C$16])*SINH([.$C$16]*[.F150])-[.$C$19]*COS([.$C$16]*[.F150])*COSH([.$C$16]*[.F150]))" office:value-type="float" office:value="0.00095999999586560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0]+[.$C$22]" office:value-type="float" office:value="1.125" calcext:value-type="float">
            <text:p>1,125</text:p>
          </table:table-cell>
          <table:table-cell table:style-name="ce9" table:formula="of:=-[.$C$12]/([.$C$10]*[.$C$7])*(1-[.$C$18]*SIN([.F151]*[.$C$16])*SINH([.$C$16]*[.F151])-[.$C$19]*COS([.$C$16]*[.F151])*COSH([.$C$16]*[.F151]))" office:value-type="float" office:value="0.0009600000007913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1]+[.$C$22]" office:value-type="float" office:value="1.15" calcext:value-type="float">
            <text:p>1,150</text:p>
          </table:table-cell>
          <table:table-cell table:style-name="ce9" table:formula="of:=-[.$C$12]/([.$C$10]*[.$C$7])*(1-[.$C$18]*SIN([.F152]*[.$C$16])*SINH([.$C$16]*[.F152])-[.$C$19]*COS([.$C$16]*[.F152])*COSH([.$C$16]*[.F152]))" office:value-type="float" office:value="0.0009600000100423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2]+[.$C$22]" office:value-type="float" office:value="1.175" calcext:value-type="float">
            <text:p>1,175</text:p>
          </table:table-cell>
          <table:table-cell table:style-name="ce9" table:formula="of:=-[.$C$12]/([.$C$10]*[.$C$7])*(1-[.$C$18]*SIN([.F153]*[.$C$16])*SINH([.$C$16]*[.F153])-[.$C$19]*COS([.$C$16]*[.F153])*COSH([.$C$16]*[.F153]))" office:value-type="float" office:value="0.00096000002486616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3]+[.$C$22]" office:value-type="float" office:value="1.2" calcext:value-type="float">
            <text:p>1,200</text:p>
          </table:table-cell>
          <table:table-cell table:style-name="ce9" table:formula="of:=-[.$C$12]/([.$C$10]*[.$C$7])*(1-[.$C$18]*SIN([.F154]*[.$C$16])*SINH([.$C$16]*[.F154])-[.$C$19]*COS([.$C$16]*[.F154])*COSH([.$C$16]*[.F154]))" office:value-type="float" office:value="0.00096000004600381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4]+[.$C$22]" office:value-type="float" office:value="1.225" calcext:value-type="float">
            <text:p>1,225</text:p>
          </table:table-cell>
          <table:table-cell table:style-name="ce9" table:formula="of:=-[.$C$12]/([.$C$10]*[.$C$7])*(1-[.$C$18]*SIN([.F155]*[.$C$16])*SINH([.$C$16]*[.F155])-[.$C$19]*COS([.$C$16]*[.F155])*COSH([.$C$16]*[.F155]))" office:value-type="float" office:value="0.00096000007300041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5]+[.$C$22]" office:value-type="float" office:value="1.25" calcext:value-type="float">
            <text:p>1,250</text:p>
          </table:table-cell>
          <table:table-cell table:style-name="ce9" table:formula="of:=-[.$C$12]/([.$C$10]*[.$C$7])*(1-[.$C$18]*SIN([.F156]*[.$C$16])*SINH([.$C$16]*[.F156])-[.$C$19]*COS([.$C$16]*[.F156])*COSH([.$C$16]*[.F156]))" office:value-type="float" office:value="0.000960000103233137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6]+[.$C$22]" office:value-type="float" office:value="1.275" calcext:value-type="float">
            <text:p>1,275</text:p>
          </table:table-cell>
          <table:table-cell table:style-name="ce9" table:formula="of:=-[.$C$12]/([.$C$10]*[.$C$7])*(1-[.$C$18]*SIN([.F157]*[.$C$16])*SINH([.$C$16]*[.F157])-[.$C$19]*COS([.$C$16]*[.F157])*COSH([.$C$16]*[.F157]))" office:value-type="float" office:value="0.00096000013068562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7]+[.$C$22]" office:value-type="float" office:value="1.3" calcext:value-type="float">
            <text:p>1,300</text:p>
          </table:table-cell>
          <table:table-cell table:style-name="ce9" table:formula="of:=-[.$C$12]/([.$C$10]*[.$C$7])*(1-[.$C$18]*SIN([.F158]*[.$C$16])*SINH([.$C$16]*[.F158])-[.$C$19]*COS([.$C$16]*[.F158])*COSH([.$C$16]*[.F158]))" office:value-type="float" office:value="0.00096000014459914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8]+[.$C$22]" office:value-type="float" office:value="1.32499999999999" calcext:value-type="float">
            <text:p>1,325</text:p>
          </table:table-cell>
          <table:table-cell table:style-name="ce9" table:formula="of:=-[.$C$12]/([.$C$10]*[.$C$7])*(1-[.$C$18]*SIN([.F159]*[.$C$16])*SINH([.$C$16]*[.F159])-[.$C$19]*COS([.$C$16]*[.F159])*COSH([.$C$16]*[.F159]))" office:value-type="float" office:value="0.00096000012828853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59]+[.$C$22]" office:value-type="float" office:value="1.34999999999999" calcext:value-type="float">
            <text:p>1,350</text:p>
          </table:table-cell>
          <table:table-cell table:style-name="ce9" table:formula="of:=-[.$C$12]/([.$C$10]*[.$C$7])*(1-[.$C$18]*SIN([.F160]*[.$C$16])*SINH([.$C$16]*[.F160])-[.$C$19]*COS([.$C$16]*[.F160])*COSH([.$C$16]*[.F160]))" office:value-type="float" office:value="0.000960000058628451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0]+[.$C$22]" office:value-type="float" office:value="1.37499999999999" calcext:value-type="float">
            <text:p>1,375</text:p>
          </table:table-cell>
          <table:table-cell table:style-name="ce9" table:formula="of:=-[.$C$12]/([.$C$10]*[.$C$7])*(1-[.$C$18]*SIN([.F161]*[.$C$16])*SINH([.$C$16]*[.F161])-[.$C$19]*COS([.$C$16]*[.F161])*COSH([.$C$16]*[.F161]))" office:value-type="float" office:value="0.000959999906983884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1]+[.$C$22]" office:value-type="float" office:value="1.39999999999999" calcext:value-type="float">
            <text:p>1,400</text:p>
          </table:table-cell>
          <table:table-cell table:style-name="ce9" table:formula="of:=-[.$C$12]/([.$C$10]*[.$C$7])*(1-[.$C$18]*SIN([.F162]*[.$C$16])*SINH([.$C$16]*[.F162])-[.$C$19]*COS([.$C$16]*[.F162])*COSH([.$C$16]*[.F162]))" office:value-type="float" office:value="0.00095999964264485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2]+[.$C$22]" office:value-type="float" office:value="1.42499999999999" calcext:value-type="float">
            <text:p>1,425</text:p>
          </table:table-cell>
          <table:table-cell table:style-name="ce9" table:formula="of:=-[.$C$12]/([.$C$10]*[.$C$7])*(1-[.$C$18]*SIN([.F163]*[.$C$16])*SINH([.$C$16]*[.F163])-[.$C$19]*COS([.$C$16]*[.F163])*COSH([.$C$16]*[.F163]))" office:value-type="float" office:value="0.000959999240060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3]+[.$C$22]" office:value-type="float" office:value="1.44999999999999" calcext:value-type="float">
            <text:p>1,450</text:p>
          </table:table-cell>
          <table:table-cell table:style-name="ce9" table:formula="of:=-[.$C$12]/([.$C$10]*[.$C$7])*(1-[.$C$18]*SIN([.F164]*[.$C$16])*SINH([.$C$16]*[.F164])-[.$C$19]*COS([.$C$16]*[.F164])*COSH([.$C$16]*[.F164]))" office:value-type="float" office:value="0.000959998691232659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4]+[.$C$22]" office:value-type="float" office:value="1.47499999999999" calcext:value-type="float">
            <text:p>1,475</text:p>
          </table:table-cell>
          <table:table-cell table:style-name="ce9" table:formula="of:=-[.$C$12]/([.$C$10]*[.$C$7])*(1-[.$C$18]*SIN([.F165]*[.$C$16])*SINH([.$C$16]*[.F165])-[.$C$19]*COS([.$C$16]*[.F165])*COSH([.$C$16]*[.F165]))" office:value-type="float" office:value="0.0009599980243568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5]+[.$C$22]" office:value-type="float" office:value="1.49999999999999" calcext:value-type="float">
            <text:p>1,500</text:p>
          </table:table-cell>
          <table:table-cell table:style-name="ce9" table:formula="of:=-[.$C$12]/([.$C$10]*[.$C$7])*(1-[.$C$18]*SIN([.F166]*[.$C$16])*SINH([.$C$16]*[.F166])-[.$C$19]*COS([.$C$16]*[.F166])*COSH([.$C$16]*[.F166]))" office:value-type="float" office:value="0.000959997328929265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6]+[.$C$22]" office:value-type="float" office:value="1.52499999999999" calcext:value-type="float">
            <text:p>1,525</text:p>
          </table:table-cell>
          <table:table-cell table:style-name="ce9" table:formula="of:=-[.$C$12]/([.$C$10]*[.$C$7])*(1-[.$C$18]*SIN([.F167]*[.$C$16])*SINH([.$C$16]*[.F167])-[.$C$19]*COS([.$C$16]*[.F167])*COSH([.$C$16]*[.F167]))" office:value-type="float" office:value="0.000959996785833154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7]+[.$C$22]" office:value-type="float" office:value="1.54999999999999" calcext:value-type="float">
            <text:p>1,550</text:p>
          </table:table-cell>
          <table:table-cell table:style-name="ce9" table:formula="of:=-[.$C$12]/([.$C$10]*[.$C$7])*(1-[.$C$18]*SIN([.F168]*[.$C$16])*SINH([.$C$16]*[.F168])-[.$C$19]*COS([.$C$16]*[.F168])*COSH([.$C$16]*[.F168]))" office:value-type="float" office:value="0.000959996698038176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8]+[.$C$22]" office:value-type="float" office:value="1.57499999999999" calcext:value-type="float">
            <text:p>1,575</text:p>
          </table:table-cell>
          <table:table-cell table:style-name="ce9" table:formula="of:=-[.$C$12]/([.$C$10]*[.$C$7])*(1-[.$C$18]*SIN([.F169]*[.$C$16])*SINH([.$C$16]*[.F169])-[.$C$19]*COS([.$C$16]*[.F169])*COSH([.$C$16]*[.F169]))" office:value-type="float" office:value="0.000959997513332103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69]+[.$C$22]" office:value-type="float" office:value="1.59999999999999" calcext:value-type="float">
            <text:p>1,600</text:p>
          </table:table-cell>
          <table:table-cell table:style-name="ce9" table:formula="of:=-[.$C$12]/([.$C$10]*[.$C$7])*(1-[.$C$18]*SIN([.F170]*[.$C$16])*SINH([.$C$16]*[.F170])-[.$C$19]*COS([.$C$16]*[.F170])*COSH([.$C$16]*[.F170]))" office:value-type="float" office:value="0.000959999824928552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0]+[.$C$22]" office:value-type="float" office:value="1.62499999999999" calcext:value-type="float">
            <text:p>1,625</text:p>
          </table:table-cell>
          <table:table-cell table:style-name="ce9" table:formula="of:=-[.$C$12]/([.$C$10]*[.$C$7])*(1-[.$C$18]*SIN([.F171]*[.$C$16])*SINH([.$C$16]*[.F171])-[.$C$19]*COS([.$C$16]*[.F171])*COSH([.$C$16]*[.F171]))" office:value-type="float" office:value="0.000960004329282868" calcext:value-type="float">
            <text:p>9,600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1]+[.$C$22]" office:value-type="float" office:value="1.64999999999999" calcext:value-type="float">
            <text:p>1,650</text:p>
          </table:table-cell>
          <table:table-cell table:style-name="ce9" table:formula="of:=-[.$C$12]/([.$C$10]*[.$C$7])*(1-[.$C$18]*SIN([.F172]*[.$C$16])*SINH([.$C$16]*[.F172])-[.$C$19]*COS([.$C$16]*[.F172])*COSH([.$C$16]*[.F172]))" office:value-type="float" office:value="0.000960011714066376" calcext:value-type="float">
            <text:p>9,6001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2]+[.$C$22]" office:value-type="float" office:value="1.67499999999999" calcext:value-type="float">
            <text:p>1,675</text:p>
          </table:table-cell>
          <table:table-cell table:style-name="ce9" table:formula="of:=-[.$C$12]/([.$C$10]*[.$C$7])*(1-[.$C$18]*SIN([.F173]*[.$C$16])*SINH([.$C$16]*[.F173])-[.$C$19]*COS([.$C$16]*[.F173])*COSH([.$C$16]*[.F173]))" office:value-type="float" office:value="0.000960022445022194" calcext:value-type="float">
            <text:p>9,6002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3]+[.$C$22]" office:value-type="float" office:value="1.69999999999999" calcext:value-type="float">
            <text:p>1,700</text:p>
          </table:table-cell>
          <table:table-cell table:style-name="ce9" table:formula="of:=-[.$C$12]/([.$C$10]*[.$C$7])*(1-[.$C$18]*SIN([.F174]*[.$C$16])*SINH([.$C$16]*[.F174])-[.$C$19]*COS([.$C$16]*[.F174])*COSH([.$C$16]*[.F174]))" office:value-type="float" office:value="0.000960036421608781" calcext:value-type="float">
            <text:p>9,6004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4]+[.$C$22]" office:value-type="float" office:value="1.72499999999999" calcext:value-type="float">
            <text:p>1,725</text:p>
          </table:table-cell>
          <table:table-cell table:style-name="ce9" table:formula="of:=-[.$C$12]/([.$C$10]*[.$C$7])*(1-[.$C$18]*SIN([.F175]*[.$C$16])*SINH([.$C$16]*[.F175])-[.$C$19]*COS([.$C$16]*[.F175])*COSH([.$C$16]*[.F175]))" office:value-type="float" office:value="0.000960052482587422" calcext:value-type="float">
            <text:p>9,6005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5]+[.$C$22]" office:value-type="float" office:value="1.74999999999999" calcext:value-type="float">
            <text:p>1,750</text:p>
          </table:table-cell>
          <table:table-cell table:style-name="ce9" table:formula="of:=-[.$C$12]/([.$C$10]*[.$C$7])*(1-[.$C$18]*SIN([.F176]*[.$C$16])*SINH([.$C$16]*[.F176])-[.$C$19]*COS([.$C$16]*[.F176])*COSH([.$C$16]*[.F176]))" office:value-type="float" office:value="0.000960067769995339" calcext:value-type="float">
            <text:p>9,6007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6]+[.$C$22]" office:value-type="float" office:value="1.77499999999999" calcext:value-type="float">
            <text:p>1,775</text:p>
          </table:table-cell>
          <table:table-cell table:style-name="ce9" table:formula="of:=-[.$C$12]/([.$C$10]*[.$C$7])*(1-[.$C$18]*SIN([.F177]*[.$C$16])*SINH([.$C$16]*[.F177])-[.$C$19]*COS([.$C$16]*[.F177])*COSH([.$C$16]*[.F177]))" office:value-type="float" office:value="0.000960077009981587" calcext:value-type="float">
            <text:p>9,6008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7]+[.$C$22]" office:value-type="float" office:value="1.79999999999999" calcext:value-type="float">
            <text:p>1,800</text:p>
          </table:table-cell>
          <table:table-cell table:style-name="ce9" table:formula="of:=-[.$C$12]/([.$C$10]*[.$C$7])*(1-[.$C$18]*SIN([.F178]*[.$C$16])*SINH([.$C$16]*[.F178])-[.$C$19]*COS([.$C$16]*[.F178])*COSH([.$C$16]*[.F178]))" office:value-type="float" office:value="0.000960071847918504" calcext:value-type="float">
            <text:p>9,6007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8]+[.$C$22]" office:value-type="float" office:value="1.82499999999999" calcext:value-type="float">
            <text:p>1,825</text:p>
          </table:table-cell>
          <table:table-cell table:style-name="ce9" table:formula="of:=-[.$C$12]/([.$C$10]*[.$C$7])*(1-[.$C$18]*SIN([.F179]*[.$C$16])*SINH([.$C$16]*[.F179])-[.$C$19]*COS([.$C$16]*[.F179])*COSH([.$C$16]*[.F179]))" office:value-type="float" office:value="0.00096004048626651" calcext:value-type="float">
            <text:p>9,6004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79]+[.$C$22]" office:value-type="float" office:value="1.84999999999999" calcext:value-type="float">
            <text:p>1,850</text:p>
          </table:table-cell>
          <table:table-cell table:style-name="ce9" table:formula="of:=-[.$C$12]/([.$C$10]*[.$C$7])*(1-[.$C$18]*SIN([.F180]*[.$C$16])*SINH([.$C$16]*[.F180])-[.$C$19]*COS([.$C$16]*[.F180])*COSH([.$C$16]*[.F180]))" office:value-type="float" office:value="0.000959968013505925" calcext:value-type="float">
            <text:p>9,5997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0]+[.$C$22]" office:value-type="float" office:value="1.87499999999999" calcext:value-type="float">
            <text:p>1,875</text:p>
          </table:table-cell>
          <table:table-cell table:style-name="ce9" table:formula="of:=-[.$C$12]/([.$C$10]*[.$C$7])*(1-[.$C$18]*SIN([.F181]*[.$C$16])*SINH([.$C$16]*[.F181])-[.$C$19]*COS([.$C$16]*[.F181])*COSH([.$C$16]*[.F181]))" office:value-type="float" office:value="0.000959837966010033" calcext:value-type="float">
            <text:p>9,5984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1]+[.$C$22]" office:value-type="float" office:value="1.89999999999999" calcext:value-type="float">
            <text:p>1,900</text:p>
          </table:table-cell>
          <table:table-cell table:style-name="ce9" table:formula="of:=-[.$C$12]/([.$C$10]*[.$C$7])*(1-[.$C$18]*SIN([.F182]*[.$C$16])*SINH([.$C$16]*[.F182])-[.$C$19]*COS([.$C$16]*[.F182])*COSH([.$C$16]*[.F182]))" office:value-type="float" office:value="0.000959635798948307" calcext:value-type="float">
            <text:p>9,5964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2]+[.$C$22]" office:value-type="float" office:value="1.92499999999999" calcext:value-type="float">
            <text:p>1,925</text:p>
          </table:table-cell>
          <table:table-cell table:style-name="ce9" table:formula="of:=-[.$C$12]/([.$C$10]*[.$C$7])*(1-[.$C$18]*SIN([.F183]*[.$C$16])*SINH([.$C$16]*[.F183])-[.$C$19]*COS([.$C$16]*[.F183])*COSH([.$C$16]*[.F183]))" office:value-type="float" office:value="0.000959354999250638" calcext:value-type="float">
            <text:p>9,5935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3]+[.$C$22]" office:value-type="float" office:value="1.94999999999999" calcext:value-type="float">
            <text:p>1,950</text:p>
          </table:table-cell>
          <table:table-cell table:style-name="ce9" table:formula="of:=-[.$C$12]/([.$C$10]*[.$C$7])*(1-[.$C$18]*SIN([.F184]*[.$C$16])*SINH([.$C$16]*[.F184])-[.$C$19]*COS([.$C$16]*[.F184])*COSH([.$C$16]*[.F184]))" office:value-type="float" office:value="0.000959006464801561" calcext:value-type="float">
            <text:p>9,5901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4]+[.$C$22]" office:value-type="float" office:value="1.97499999999999" calcext:value-type="float">
            <text:p>1,975</text:p>
          </table:table-cell>
          <table:table-cell table:style-name="ce9" table:formula="of:=-[.$C$12]/([.$C$10]*[.$C$7])*(1-[.$C$18]*SIN([.F185]*[.$C$16])*SINH([.$C$16]*[.F185])-[.$C$19]*COS([.$C$16]*[.F185])*COSH([.$C$16]*[.F185]))" office:value-type="float" office:value="0.000958631378285504" calcext:value-type="float">
            <text:p>9,5863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5]+[.$C$22]" office:value-type="float" office:value="1.99999999999999" calcext:value-type="float">
            <text:p>2,000</text:p>
          </table:table-cell>
          <table:table-cell table:style-name="ce9" table:formula="of:=-[.$C$12]/([.$C$10]*[.$C$7])*(1-[.$C$18]*SIN([.F186]*[.$C$16])*SINH([.$C$16]*[.F186])-[.$C$19]*COS([.$C$16]*[.F186])*COSH([.$C$16]*[.F186]))" office:value-type="float" office:value="0.000958316973791677" calcext:value-type="float">
            <text:p>9,5832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6]+[.$C$22]" office:value-type="float" office:value="2.02499999999999" calcext:value-type="float">
            <text:p>2,025</text:p>
          </table:table-cell>
          <table:table-cell table:style-name="ce9" table:formula="of:=-[.$C$12]/([.$C$10]*[.$C$7])*(1-[.$C$18]*SIN([.F187]*[.$C$16])*SINH([.$C$16]*[.F187])-[.$C$19]*COS([.$C$16]*[.F187])*COSH([.$C$16]*[.F187]))" office:value-type="float" office:value="0.000958213174532941" calcext:value-type="float">
            <text:p>9,5821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7]+[.$C$22]" office:value-type="float" office:value="2.04999999999999" calcext:value-type="float">
            <text:p>2,050</text:p>
          </table:table-cell>
          <table:table-cell table:style-name="ce9" table:formula="of:=-[.$C$12]/([.$C$10]*[.$C$7])*(1-[.$C$18]*SIN([.F188]*[.$C$16])*SINH([.$C$16]*[.F188])-[.$C$19]*COS([.$C$16]*[.F188])*COSH([.$C$16]*[.F188]))" office:value-type="float" office:value="0.00095854594826722" calcext:value-type="float">
            <text:p>9,5855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8]+[.$C$22]" office:value-type="float" office:value="2.07499999999999" calcext:value-type="float">
            <text:p>2,075</text:p>
          </table:table-cell>
          <table:table-cell table:style-name="ce9" table:formula="of:=-[.$C$12]/([.$C$10]*[.$C$7])*(1-[.$C$18]*SIN([.F189]*[.$C$16])*SINH([.$C$16]*[.F189])-[.$C$19]*COS([.$C$16]*[.F189])*COSH([.$C$16]*[.F189]))" office:value-type="float" office:value="0.000959620359428438" calcext:value-type="float">
            <text:p>9,5962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89]+[.$C$22]" office:value-type="float" office:value="2.09999999999999" calcext:value-type="float">
            <text:p>2,100</text:p>
          </table:table-cell>
          <table:table-cell table:style-name="ce9" table:formula="of:=-[.$C$12]/([.$C$10]*[.$C$7])*(1-[.$C$18]*SIN([.F190]*[.$C$16])*SINH([.$C$16]*[.F190])-[.$C$19]*COS([.$C$16]*[.F190])*COSH([.$C$16]*[.F190]))" office:value-type="float" office:value="0.000961802867092267" calcext:value-type="float">
            <text:p>9,618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0]+[.$C$22]" office:value-type="float" office:value="2.12499999999999" calcext:value-type="float">
            <text:p>2,125</text:p>
          </table:table-cell>
          <table:table-cell table:style-name="ce9" table:formula="of:=-[.$C$12]/([.$C$10]*[.$C$7])*(1-[.$C$18]*SIN([.F191]*[.$C$16])*SINH([.$C$16]*[.F191])-[.$C$19]*COS([.$C$16]*[.F191])*COSH([.$C$16]*[.F191]))" office:value-type="float" office:value="0.000965468927547599" calcext:value-type="float">
            <text:p>9,6547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1]+[.$C$22]" office:value-type="float" office:value="2.14999999999999" calcext:value-type="float">
            <text:p>2,150</text:p>
          </table:table-cell>
          <table:table-cell table:style-name="ce9" table:formula="of:=-[.$C$12]/([.$C$10]*[.$C$7])*(1-[.$C$18]*SIN([.F192]*[.$C$16])*SINH([.$C$16]*[.F192])-[.$C$19]*COS([.$C$16]*[.F192])*COSH([.$C$16]*[.F192]))" office:value-type="float" office:value="0.000970899393971181" calcext:value-type="float">
            <text:p>9,709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2]+[.$C$22]" office:value-type="float" office:value="2.17499999999999" calcext:value-type="float">
            <text:p>2,175</text:p>
          </table:table-cell>
          <table:table-cell table:style-name="ce9" table:formula="of:=-[.$C$12]/([.$C$10]*[.$C$7])*(1-[.$C$18]*SIN([.F193]*[.$C$16])*SINH([.$C$16]*[.F193])-[.$C$19]*COS([.$C$16]*[.F193])*COSH([.$C$16]*[.F193]))" office:value-type="float" office:value="0.000978109184283122" calcext:value-type="float">
            <text:p>9,7811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3]+[.$C$22]" office:value-type="float" office:value="2.19999999999999" calcext:value-type="float">
            <text:p>2,200</text:p>
          </table:table-cell>
          <table:table-cell table:style-name="ce9" table:formula="of:=-[.$C$12]/([.$C$10]*[.$C$7])*(1-[.$C$18]*SIN([.F194]*[.$C$16])*SINH([.$C$16]*[.F194])-[.$C$19]*COS([.$C$16]*[.F194])*COSH([.$C$16]*[.F194]))" office:value-type="float" office:value="0.000986596574644709" calcext:value-type="float">
            <text:p>9,866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4]+[.$C$22]" office:value-type="float" office:value="2.22499999999999" calcext:value-type="float">
            <text:p>2,225</text:p>
          </table:table-cell>
          <table:table-cell table:style-name="ce9" table:formula="of:=-[.$C$12]/([.$C$10]*[.$C$7])*(1-[.$C$18]*SIN([.F195]*[.$C$16])*SINH([.$C$16]*[.F195])-[.$C$19]*COS([.$C$16]*[.F195])*COSH([.$C$16]*[.F195]))" office:value-type="float" office:value="0.00099501435819088" calcext:value-type="float">
            <text:p>9,9501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5]+[.$C$22]" office:value-type="float" office:value="2.24999999999999" calcext:value-type="float">
            <text:p>2,250</text:p>
          </table:table-cell>
          <table:table-cell table:style-name="ce9" table:formula="of:=-[.$C$12]/([.$C$10]*[.$C$7])*(1-[.$C$18]*SIN([.F196]*[.$C$16])*SINH([.$C$16]*[.F196])-[.$C$19]*COS([.$C$16]*[.F196])*COSH([.$C$16]*[.F196]))" office:value-type="float" office:value="0.00100078855017367" calcext:value-type="float">
            <text:p>1,0008E-0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6]+[.$C$22]" office:value-type="float" office:value="2.27499999999999" calcext:value-type="float">
            <text:p>2,275</text:p>
          </table:table-cell>
          <table:table-cell table:style-name="ce9" table:formula="of:=-[.$C$12]/([.$C$10]*[.$C$7])*(1-[.$C$18]*SIN([.F197]*[.$C$16])*SINH([.$C$16]*[.F197])-[.$C$19]*COS([.$C$16]*[.F197])*COSH([.$C$16]*[.F197]))" office:value-type="float" office:value="0.000999749739339374" calcext:value-type="float">
            <text:p>9,9975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7]+[.$C$22]" office:value-type="float" office:value="2.29999999999999" calcext:value-type="float">
            <text:p>2,300</text:p>
          </table:table-cell>
          <table:table-cell table:style-name="ce9" table:formula="of:=-[.$C$12]/([.$C$10]*[.$C$7])*(1-[.$C$18]*SIN([.F198]*[.$C$16])*SINH([.$C$16]*[.F198])-[.$C$19]*COS([.$C$16]*[.F198])*COSH([.$C$16]*[.F198]))" office:value-type="float" office:value="0.000985898698431849" calcext:value-type="float">
            <text:p>9,859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8]+[.$C$22]" office:value-type="float" office:value="2.32499999999999" calcext:value-type="float">
            <text:p>2,325</text:p>
          </table:table-cell>
          <table:table-cell table:style-name="ce9" table:formula="of:=-[.$C$12]/([.$C$10]*[.$C$7])*(1-[.$C$18]*SIN([.F199]*[.$C$16])*SINH([.$C$16]*[.F199])-[.$C$19]*COS([.$C$16]*[.F199])*COSH([.$C$16]*[.F199]))" office:value-type="float" office:value="0.000951500456042818" calcext:value-type="float">
            <text:p>9,5150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199]+[.$C$22]" office:value-type="float" office:value="2.34999999999999" calcext:value-type="float">
            <text:p>2,350</text:p>
          </table:table-cell>
          <table:table-cell table:style-name="ce9" table:formula="of:=-[.$C$12]/([.$C$10]*[.$C$7])*(1-[.$C$18]*SIN([.F200]*[.$C$16])*SINH([.$C$16]*[.F200])-[.$C$19]*COS([.$C$16]*[.F200])*COSH([.$C$16]*[.F200]))" office:value-type="float" office:value="0.000887782943929135" calcext:value-type="float">
            <text:p>8,8778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200]+[.$C$22]" office:value-type="float" office:value="2.37499999999999" calcext:value-type="float">
            <text:p>2,375</text:p>
          </table:table-cell>
          <table:table-cell table:style-name="ce9" table:formula="of:=-[.$C$12]/([.$C$10]*[.$C$7])*(1-[.$C$18]*SIN([.F201]*[.$C$16])*SINH([.$C$16]*[.F201])-[.$C$19]*COS([.$C$16]*[.F201])*COSH([.$C$16]*[.F201]))" office:value-type="float" office:value="0.000786591781442887" calcext:value-type="float">
            <text:p>7,8659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201]+[.$C$22]" office:value-type="float" office:value="2.39999999999999" calcext:value-type="float">
            <text:p>2,400</text:p>
          </table:table-cell>
          <table:table-cell table:style-name="ce9" table:formula="of:=-[.$C$12]/([.$C$10]*[.$C$7])*(1-[.$C$18]*SIN([.F202]*[.$C$16])*SINH([.$C$16]*[.F202])-[.$C$19]*COS([.$C$16]*[.F202])*COSH([.$C$16]*[.F202]))" office:value-type="float" office:value="0.000643393263205416" calcext:value-type="float">
            <text:p>6,4339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202]+[.$C$22]" office:value-type="float" office:value="2.42499999999999" calcext:value-type="float">
            <text:p>2,425</text:p>
          </table:table-cell>
          <table:table-cell table:style-name="ce9" table:formula="of:=-[.$C$12]/([.$C$10]*[.$C$7])*(1-[.$C$18]*SIN([.F203]*[.$C$16])*SINH([.$C$16]*[.F203])-[.$C$19]*COS([.$C$16]*[.F203])*COSH([.$C$16]*[.F203]))" office:value-type="float" office:value="0.00046197874465417" calcext:value-type="float">
            <text:p>4,6198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203]+[.$C$22]" office:value-type="float" office:value="2.44999999999999" calcext:value-type="float">
            <text:p>2,450</text:p>
          </table:table-cell>
          <table:table-cell table:style-name="ce9" table:formula="of:=-[.$C$12]/([.$C$10]*[.$C$7])*(1-[.$C$18]*SIN([.F204]*[.$C$16])*SINH([.$C$16]*[.F204])-[.$C$19]*COS([.$C$16]*[.F204])*COSH([.$C$16]*[.F204]))" office:value-type="float" office:value="0.000261043457971425" calcext:value-type="float">
            <text:p>2,6104E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204]+[.$C$22]" office:value-type="float" office:value="2.47499999999999" calcext:value-type="float">
            <text:p>2,475</text:p>
          </table:table-cell>
          <table:table-cell table:style-name="ce9" table:formula="of:=-[.$C$12]/([.$C$10]*[.$C$7])*(1-[.$C$18]*SIN([.F205]*[.$C$16])*SINH([.$C$16]*[.F205])-[.$C$19]*COS([.$C$16]*[.F205])*COSH([.$C$16]*[.F205]))" office:value-type="float" office:value="0.0000824142117369689" calcext:value-type="float">
            <text:p>8,2414E-0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1" table:formula="of:=[.F205]+[.$C$22]" office:value-type="float" office:value="2.49999999999999" calcext:value-type="float">
            <text:p>2,500</text:p>
          </table:table-cell>
          <table:table-cell table:style-name="ce9" table:formula="of:=-[.$C$12]/([.$C$10]*[.$C$7])*(1-[.$C$18]*SIN([.F206]*[.$C$16])*SINH([.$C$16]*[.F206])-[.$C$19]*COS([.$C$16]*[.F206])*COSH([.$C$16]*[.F206]))" office:value-type="float" office:value="0" calcext:value-type="float">
            <text:p>0,0000E+00</text:p>
          </table:table-cell>
          <table:table-cell table:number-columns-repeated="1017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8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number:number-style style:name="N10124" number:language="en" number:country="US">
      <number:number number:decimal-places="5" loext:min-decimal-places="5"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number:number-style style:name="N10126" number:language="en" number:country="US">
      <number:number number:decimal-places="7" loext:min-decimal-places="7" number:min-integer-digits="1"/>
    </number:number-style>
    <number:number-style style:name="N10127" number:language="en" number:country="US">
      <number:number number:decimal-places="8" loext:min-decimal-places="8" number:min-integer-digits="1"/>
    </number:number-style>
    <number:number-style style:name="N10128" number:language="en" number:country="US">
      <number:number number:decimal-places="9" loext:min-decimal-places="9" number:min-integer-digits="1"/>
    </number:number-style>
    <number:number-style style:name="N10129" number:language="en" number:country="US">
      <number:number number:decimal-places="10" loext:min-decimal-places="10" number:min-integer-digits="1"/>
    </number:number-style>
    <number:number-style style:name="N10130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131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32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33" number:language="en" number:country="US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 style:data-style-name="N2" text:time-value="16:49:13.691812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19:33.487962060</meta:creation-date>
    <dc:date>2018-02-22T17:58:30.892007490</dc:date>
    <meta:editing-duration>PT2H22M22S</meta:editing-duration>
    <meta:editing-cycles>6</meta:editing-cycles>
    <meta:generator>LibreOffice/5.4.4.2$Linux_X86_64 LibreOffice_project/40m0$Build-2</meta:generator>
    <meta:document-statistic meta:table-count="2" meta:cell-count="3328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4">
      <number:number number:decimal-places="3" loext:min-decimal-places="3" number:min-integer-digits="1"/>
    </number:number-style>
    <number:number-style style:name="N11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8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14">
      <style:chart-properties chart:display-label="true" chart:tick-marks-major-inner="true" chart:tick-marks-major-outer="true" chart:tick-marks-minor-inner="true" chart:tick-marks-minor-outer="false" chart:logarithmic="false" chart:minimum="-3" chart:origin="-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Dashed_20__28_var_29_" svg:stroke-color="#b3b3b3"/>
    </style:style>
    <style:style style:name="ch8" style:family="chart">
      <style:graphic-properties draw:stroke="dash" draw:stroke-dash="Dashed_20__28_var_29_" svg:stroke-color="#dddddd"/>
    </style:style>
    <style:style style:name="ch9" style:family="chart" style:data-style-name="N118">
      <style:chart-properties chart:display-label="true" chart:logarithmic="false" chart:origin="0" chart:reverse-direction="false" text:line-break="false" loext:try-staggering-first="false" chart:link-data-style-to-source="false" chart:axis-position="-3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95cm" svg:y="0.316cm" chart:style-name="ch2">
          <text:p>Thin Cylinder - Analytical Displacements</text:p>
        </chart:title>
        <chart:legend chart:legend-position="end" svg:x="13.121cm" svg:y="3.952cm" style:legend-expansion="high" chart:style-name="ch3"/>
        <chart:plot-area chart:style-name="ch4" table:cell-range-address="ThinCylinder.F6:ThinCylinder.H206" svg:x="1.331cm" svg:y="1.275cm" svg:width="11.47cm" svg:height="6.564cm">
          <chartooo:coordinate-region svg:x="2.878cm" svg:y="1.474cm" svg:width="9.498cm" svg:height="5.718cm"/>
          <chart:axis chart:dimension="x" chart:name="primary-x" chart:style-name="ch5">
            <chart:title svg:x="5.858cm" svg:y="8.019cm" chart:style-name="ch6">
              <text:p>Cylinder Length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06cm" chart:style-name="ch10">
              <text:p>Displacement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ThinCylinder.G6:ThinCylinder.G206" chart:class="chart:scatter">
            <chart:domain table:cell-range-address="ThinCylinder.F6:ThinCylinder.F206"/>
            <chart:data-point chart:repeated="201"/>
          </chart:series>
          <chart:series chart:style-name="ch12" chart:values-cell-range-address="ThinCylinder.H6:ThinCylinder.H206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">
                <text:p>-2.5</text:p>
                <draw:g>
                  <svg:desc>ThinCylinder.F6:ThinCylinder.F206</svg:desc>
                </draw:g>
              </table:table-cell>
              <table:table-cell office:value-type="float" office:value="0">
                <text:p>0</text:p>
                <draw:g>
                  <svg:desc>ThinCylinder.G6:ThinCylinder.G206</svg:desc>
                </draw:g>
              </table:table-cell>
              <table:table-cell office:value-type="float" office:value="NaN">
                <text:p>NaN</text:p>
                <draw:g>
                  <svg:desc>ThinCylinder.H6:ThinCylinder.H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475">
                <text:p>-2.475</text:p>
              </table:table-cell>
              <table:table-cell office:value-type="float" office:value="0.000082414211736915">
                <text:p>0.00008241421173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5">
                <text:p>-2.45</text:p>
              </table:table-cell>
              <table:table-cell office:value-type="float" office:value="0.000261043457971351">
                <text:p>0.00026104345797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25">
                <text:p>-2.425</text:p>
              </table:table-cell>
              <table:table-cell office:value-type="float" office:value="0.000461978744654095">
                <text:p>0.00046197874465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">
                <text:p>-2.4</text:p>
              </table:table-cell>
              <table:table-cell office:value-type="float" office:value="0.000643393263205355">
                <text:p>0.000643393263205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75">
                <text:p>-2.375</text:p>
              </table:table-cell>
              <table:table-cell office:value-type="float" office:value="0.000786591781442842">
                <text:p>0.00078659178144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5">
                <text:p>-2.35</text:p>
              </table:table-cell>
              <table:table-cell office:value-type="float" office:value="0.000887782943929104">
                <text:p>0.00088778294392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25">
                <text:p>-2.325</text:p>
              </table:table-cell>
              <table:table-cell office:value-type="float" office:value="0.0009515004560428">
                <text:p>0.0009515004560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">
                <text:p>-2.3</text:p>
              </table:table-cell>
              <table:table-cell office:value-type="float" office:value="0.00098589869843184">
                <text:p>0.0009858986984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75">
                <text:p>-2.275</text:p>
              </table:table-cell>
              <table:table-cell office:value-type="float" office:value="0.000999749739339372">
                <text:p>0.00099974973933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5">
                <text:p>-2.25</text:p>
              </table:table-cell>
              <table:table-cell office:value-type="float" office:value="0.00100078855017368">
                <text:p>0.0010007885501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25">
                <text:p>-2.225</text:p>
              </table:table-cell>
              <table:table-cell office:value-type="float" office:value="0.000995014358190883">
                <text:p>0.000995014358190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">
                <text:p>-2.2</text:p>
              </table:table-cell>
              <table:table-cell office:value-type="float" office:value="0.000986596574644712">
                <text:p>0.000986596574644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75">
                <text:p>-2.175</text:p>
              </table:table-cell>
              <table:table-cell office:value-type="float" office:value="0.000978109184283125">
                <text:p>0.00097810918428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15">
                <text:p>-2.15</text:p>
              </table:table-cell>
              <table:table-cell office:value-type="float" office:value="0.000970899393971183">
                <text:p>0.00097089939397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125">
                <text:p>-2.125</text:p>
              </table:table-cell>
              <table:table-cell office:value-type="float" office:value="0.000965468927547601">
                <text:p>0.000965468927547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1">
                <text:p>-2.1</text:p>
              </table:table-cell>
              <table:table-cell office:value-type="float" office:value="0.000961802867092268">
                <text:p>0.00096180286709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075">
                <text:p>-2.075</text:p>
              </table:table-cell>
              <table:table-cell office:value-type="float" office:value="0.000959620359428438">
                <text:p>0.000959620359428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05">
                <text:p>-2.05</text:p>
              </table:table-cell>
              <table:table-cell office:value-type="float" office:value="0.00095854594826722">
                <text:p>0.0009585459482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025">
                <text:p>-2.025</text:p>
              </table:table-cell>
              <table:table-cell office:value-type="float" office:value="0.000958213174532941">
                <text:p>0.00095821317453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0.000958316973791677">
                <text:p>0.00095831697379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75">
                <text:p>-1.975</text:p>
              </table:table-cell>
              <table:table-cell office:value-type="float" office:value="0.000958631378285504">
                <text:p>0.00095863137828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95">
                <text:p>-1.95</text:p>
              </table:table-cell>
              <table:table-cell office:value-type="float" office:value="0.00095900646480156">
                <text:p>0.00095900646480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925">
                <text:p>-1.925</text:p>
              </table:table-cell>
              <table:table-cell office:value-type="float" office:value="0.000959354999250637">
                <text:p>0.000959354999250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9">
                <text:p>-1.9</text:p>
              </table:table-cell>
              <table:table-cell office:value-type="float" office:value="0.000959635798948307">
                <text:p>0.000959635798948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0.000959837966010033">
                <text:p>0.00095983796601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5">
                <text:p>-1.85</text:p>
              </table:table-cell>
              <table:table-cell office:value-type="float" office:value="0.000959968013505925">
                <text:p>0.00095996801350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5">
                <text:p>-1.825</text:p>
              </table:table-cell>
              <table:table-cell office:value-type="float" office:value="0.00096004048626651">
                <text:p>0.00096004048626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">
                <text:p>-1.8</text:p>
              </table:table-cell>
              <table:table-cell office:value-type="float" office:value="0.000960071847918504">
                <text:p>0.00096007184791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75">
                <text:p>-1.775</text:p>
              </table:table-cell>
              <table:table-cell office:value-type="float" office:value="0.000960077009981587">
                <text:p>0.00096007700998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75">
                <text:p>-1.75</text:p>
              </table:table-cell>
              <table:table-cell office:value-type="float" office:value="0.000960067769995339">
                <text:p>0.00096006776999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725">
                <text:p>-1.725</text:p>
              </table:table-cell>
              <table:table-cell office:value-type="float" office:value="0.000960052482587422">
                <text:p>0.000960052482587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7">
                <text:p>-1.7</text:p>
              </table:table-cell>
              <table:table-cell office:value-type="float" office:value="0.000960036421608781">
                <text:p>0.00096003642160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675">
                <text:p>-1.675</text:p>
              </table:table-cell>
              <table:table-cell office:value-type="float" office:value="0.000960022445022194">
                <text:p>0.00096002244502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5">
                <text:p>-1.65</text:p>
              </table:table-cell>
              <table:table-cell office:value-type="float" office:value="0.000960011714066376">
                <text:p>0.00096001171406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25">
                <text:p>-1.625</text:p>
              </table:table-cell>
              <table:table-cell office:value-type="float" office:value="0.000960004329282868">
                <text:p>0.00096000432928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">
                <text:p>-1.6</text:p>
              </table:table-cell>
              <table:table-cell office:value-type="float" office:value="0.000959999824928552">
                <text:p>0.00095999982492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75">
                <text:p>-1.575</text:p>
              </table:table-cell>
              <table:table-cell office:value-type="float" office:value="0.000959997513332103">
                <text:p>0.00095999751333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5">
                <text:p>-1.55</text:p>
              </table:table-cell>
              <table:table-cell office:value-type="float" office:value="0.000959996698038176">
                <text:p>0.0009599966980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25">
                <text:p>-1.525</text:p>
              </table:table-cell>
              <table:table-cell office:value-type="float" office:value="0.000959996785833154">
                <text:p>0.00095999678583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">
                <text:p>-1.5</text:p>
              </table:table-cell>
              <table:table-cell office:value-type="float" office:value="0.000959997328929265">
                <text:p>0.00095999732892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75">
                <text:p>-1.475</text:p>
              </table:table-cell>
              <table:table-cell office:value-type="float" office:value="0.00095999802435682">
                <text:p>0.00095999802435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45">
                <text:p>-1.45</text:p>
              </table:table-cell>
              <table:table-cell office:value-type="float" office:value="0.000959998691232659">
                <text:p>0.000959998691232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25">
                <text:p>-1.425</text:p>
              </table:table-cell>
              <table:table-cell office:value-type="float" office:value="0.0009599992400603">
                <text:p>0.0009599992400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4">
                <text:p>-1.4</text:p>
              </table:table-cell>
              <table:table-cell office:value-type="float" office:value="0.000959999642644852">
                <text:p>0.000959999642644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75">
                <text:p>-1.375</text:p>
              </table:table-cell>
              <table:table-cell office:value-type="float" office:value="0.000959999906983884">
                <text:p>0.00095999990698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5">
                <text:p>-1.35</text:p>
              </table:table-cell>
              <table:table-cell office:value-type="float" office:value="0.000960000058628451">
                <text:p>0.00096000005862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25">
                <text:p>-1.325</text:p>
              </table:table-cell>
              <table:table-cell office:value-type="float" office:value="0.000960000128288532">
                <text:p>0.00096000012828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3">
                <text:p>-1.3</text:p>
              </table:table-cell>
              <table:table-cell office:value-type="float" office:value="0.000960000144599142">
                <text:p>0.00096000014459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75">
                <text:p>-1.275</text:p>
              </table:table-cell>
              <table:table-cell office:value-type="float" office:value="0.000960000130685621">
                <text:p>0.00096000013068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5">
                <text:p>-1.25</text:p>
              </table:table-cell>
              <table:table-cell office:value-type="float" office:value="0.000960000103233137">
                <text:p>0.00096000010323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25">
                <text:p>-1.225</text:p>
              </table:table-cell>
              <table:table-cell office:value-type="float" office:value="0.000960000073000415">
                <text:p>0.00096000007300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">
                <text:p>-1.2</text:p>
              </table:table-cell>
              <table:table-cell office:value-type="float" office:value="0.000960000046003816">
                <text:p>0.00096000004600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75">
                <text:p>-1.175</text:p>
              </table:table-cell>
              <table:table-cell office:value-type="float" office:value="0.000960000024866167">
                <text:p>0.00096000002486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5">
                <text:p>-1.15</text:p>
              </table:table-cell>
              <table:table-cell office:value-type="float" office:value="0.00096000001004237">
                <text:p>0.0009600000100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125">
                <text:p>-1.125</text:p>
              </table:table-cell>
              <table:table-cell office:value-type="float" office:value="0.00096000000079131">
                <text:p>0.00096000000079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0.000959999995865603">
                <text:p>0.000959999995865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07500000000001">
                <text:p>-1.07500000000001</text:p>
              </table:table-cell>
              <table:table-cell office:value-type="float" office:value="0.000959999993948091">
                <text:p>0.000959999993948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5000000000001">
                <text:p>-1.05000000000001</text:p>
              </table:table-cell>
              <table:table-cell office:value-type="float" office:value="0.000959999993889263">
                <text:p>0.000959999993889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2500000000001">
                <text:p>-1.02500000000001</text:p>
              </table:table-cell>
              <table:table-cell office:value-type="float" office:value="0.000959999994804583">
                <text:p>0.00095999999480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0.000959999996084009">
                <text:p>0.00095999999608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75000000000005">
                <text:p>-0.975000000000005</text:p>
              </table:table-cell>
              <table:table-cell office:value-type="float" office:value="0.000959999997354443">
                <text:p>0.000959999997354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950000000000005">
                <text:p>-0.950000000000005</text:p>
              </table:table-cell>
              <table:table-cell office:value-type="float" office:value="0.00095999999842356">
                <text:p>0.0009599999984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925000000000005">
                <text:p>-0.925000000000005</text:p>
              </table:table-cell>
              <table:table-cell office:value-type="float" office:value="0.000959999999222667">
                <text:p>0.00095999999922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00000000000005">
                <text:p>-0.900000000000005</text:p>
              </table:table-cell>
              <table:table-cell office:value-type="float" office:value="0.000959999999757891">
                <text:p>0.00095999999975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75000000000005">
                <text:p>-0.875000000000005</text:p>
              </table:table-cell>
              <table:table-cell office:value-type="float" office:value="0.000960000000073259">
                <text:p>0.000960000000073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50000000000005">
                <text:p>-0.850000000000005</text:p>
              </table:table-cell>
              <table:table-cell office:value-type="float" office:value="0.00096000000022566">
                <text:p>0.0009600000002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25000000000005">
                <text:p>-0.825000000000005</text:p>
              </table:table-cell>
              <table:table-cell office:value-type="float" office:value="0.000960000000269859">
                <text:p>0.000960000000269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00000000000005">
                <text:p>-0.800000000000005</text:p>
              </table:table-cell>
              <table:table-cell office:value-type="float" office:value="0.000960000000251037">
                <text:p>0.00096000000025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775000000000005">
                <text:p>-0.775000000000005</text:p>
              </table:table-cell>
              <table:table-cell office:value-type="float" office:value="0.000960000000202407">
                <text:p>0.00096000000020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50000000000005">
                <text:p>-0.750000000000005</text:p>
              </table:table-cell>
              <table:table-cell office:value-type="float" office:value="0.000960000000145828">
                <text:p>0.00096000000014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25000000000005">
                <text:p>-0.725000000000005</text:p>
              </table:table-cell>
              <table:table-cell office:value-type="float" office:value="0.000960000000093879">
                <text:p>0.000960000000093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00000000000005">
                <text:p>-0.700000000000005</text:p>
              </table:table-cell>
              <table:table-cell office:value-type="float" office:value="0.000960000000052376">
                <text:p>0.00096000000005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75000000000005">
                <text:p>-0.675000000000005</text:p>
              </table:table-cell>
              <table:table-cell office:value-type="float" office:value="0.00096000000002272">
                <text:p>0.0009600000000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50000000000005">
                <text:p>-0.650000000000005</text:p>
              </table:table-cell>
              <table:table-cell office:value-type="float" office:value="0.000960000000003805">
                <text:p>0.00096000000000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000000000005">
                <text:p>-0.625000000000005</text:p>
              </table:table-cell>
              <table:table-cell office:value-type="float" office:value="0.000959999999993396">
                <text:p>0.00095999999999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00000000000005">
                <text:p>-0.600000000000005</text:p>
              </table:table-cell>
              <table:table-cell office:value-type="float" office:value="0.000959999999989013">
                <text:p>0.000959999999989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75000000000005">
                <text:p>-0.575000000000005</text:p>
              </table:table-cell>
              <table:table-cell office:value-type="float" office:value="0.000959999999988439">
                <text:p>0.00095999999998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50000000000005">
                <text:p>-0.550000000000005</text:p>
              </table:table-cell>
              <table:table-cell office:value-type="float" office:value="0.00095999999998993">
                <text:p>0.00095999999998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25000000000005">
                <text:p>-0.525000000000005</text:p>
              </table:table-cell>
              <table:table-cell office:value-type="float" office:value="0.000959999999992263">
                <text:p>0.000959999999992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500000000000005">
                <text:p>-0.500000000000005</text:p>
              </table:table-cell>
              <table:table-cell office:value-type="float" office:value="0.000959999999994671">
                <text:p>0.000959999999994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75000000000005">
                <text:p>-0.475000000000005</text:p>
              </table:table-cell>
              <table:table-cell office:value-type="float" office:value="0.000959999999996747">
                <text:p>0.00095999999999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50000000000005">
                <text:p>-0.450000000000005</text:p>
              </table:table-cell>
              <table:table-cell office:value-type="float" office:value="0.000959999999998328">
                <text:p>0.00095999999999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425000000000005">
                <text:p>-0.425000000000005</text:p>
              </table:table-cell>
              <table:table-cell office:value-type="float" office:value="0.000959999999999408">
                <text:p>0.00095999999999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0000000000005">
                <text:p>-0.400000000000005</text:p>
              </table:table-cell>
              <table:table-cell office:value-type="float" office:value="0.00096000000000006">
                <text:p>0.0009600000000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75000000000005">
                <text:p>-0.375000000000005</text:p>
              </table:table-cell>
              <table:table-cell office:value-type="float" office:value="0.000960000000000389">
                <text:p>0.000960000000000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50000000000005">
                <text:p>-0.350000000000005</text:p>
              </table:table-cell>
              <table:table-cell office:value-type="float" office:value="0.0009600000000005">
                <text:p>0.0009600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25000000000005">
                <text:p>-0.325000000000005</text:p>
              </table:table-cell>
              <table:table-cell office:value-type="float" office:value="0.00096000000000048">
                <text:p>0.0009600000000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00000000000005">
                <text:p>-0.300000000000005</text:p>
              </table:table-cell>
              <table:table-cell office:value-type="float" office:value="0.000960000000000396">
                <text:p>0.000960000000000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75000000000005">
                <text:p>-0.275000000000005</text:p>
              </table:table-cell>
              <table:table-cell office:value-type="float" office:value="0.00096000000000029">
                <text:p>0.00096000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50000000000005">
                <text:p>-0.250000000000005</text:p>
              </table:table-cell>
              <table:table-cell office:value-type="float" office:value="0.000960000000000191">
                <text:p>0.000960000000000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25000000000005">
                <text:p>-0.225000000000005</text:p>
              </table:table-cell>
              <table:table-cell office:value-type="float" office:value="0.00096000000000011">
                <text:p>0.00096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00000000000005">
                <text:p>-0.200000000000005</text:p>
              </table:table-cell>
              <table:table-cell office:value-type="float" office:value="0.000960000000000051">
                <text:p>0.00096000000000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75000000000005">
                <text:p>-0.175000000000005</text:p>
              </table:table-cell>
              <table:table-cell office:value-type="float" office:value="0.000960000000000013">
                <text:p>0.00096000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50000000000005">
                <text:p>-0.150000000000005</text:p>
              </table:table-cell>
              <table:table-cell office:value-type="float" office:value="0.000959999999999991">
                <text:p>0.000959999999999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25000000000005">
                <text:p>-0.125000000000005</text:p>
              </table:table-cell>
              <table:table-cell office:value-type="float" office:value="0.000959999999999981">
                <text:p>0.000959999999999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0000000000005">
                <text:p>-0.100000000000005</text:p>
              </table:table-cell>
              <table:table-cell office:value-type="float" office:value="0.000959999999999979">
                <text:p>0.000959999999999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750000000000047">
                <text:p>-0.0750000000000047</text:p>
              </table:table-cell>
              <table:table-cell office:value-type="float" office:value="0.00095999999999998">
                <text:p>0.00095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00000000000047">
                <text:p>-0.0500000000000047</text:p>
              </table:table-cell>
              <table:table-cell office:value-type="float" office:value="0.000959999999999983">
                <text:p>0.00095999999999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250000000000047">
                <text:p>-0.0250000000000047</text:p>
              </table:table-cell>
              <table:table-cell office:value-type="float" office:value="0.000959999999999986">
                <text:p>0.00095999999999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.69763117294519E-015">
                <text:p>-4.69763117294519E-015</text:p>
              </table:table-cell>
              <table:table-cell office:value-type="float" office:value="0.000959999999999986">
                <text:p>0.00095999999999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9999999999953">
                <text:p>0.0249999999999953</text:p>
              </table:table-cell>
              <table:table-cell office:value-type="float" office:value="0.000959999999999986">
                <text:p>0.00095999999999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99999999999953">
                <text:p>0.0499999999999953</text:p>
              </table:table-cell>
              <table:table-cell office:value-type="float" office:value="0.000959999999999983">
                <text:p>0.00095999999999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49999999999953">
                <text:p>0.0749999999999953</text:p>
              </table:table-cell>
              <table:table-cell office:value-type="float" office:value="0.00095999999999998">
                <text:p>0.00095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99999999999953">
                <text:p>0.0999999999999953</text:p>
              </table:table-cell>
              <table:table-cell office:value-type="float" office:value="0.000959999999999979">
                <text:p>0.000959999999999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4999999999995">
                <text:p>0.124999999999995</text:p>
              </table:table-cell>
              <table:table-cell office:value-type="float" office:value="0.000959999999999981">
                <text:p>0.000959999999999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0.000959999999999991">
                <text:p>0.000959999999999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4999999999995">
                <text:p>0.174999999999995</text:p>
              </table:table-cell>
              <table:table-cell office:value-type="float" office:value="0.000960000000000013">
                <text:p>0.0009600000000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9999999999995">
                <text:p>0.199999999999995</text:p>
              </table:table-cell>
              <table:table-cell office:value-type="float" office:value="0.000960000000000051">
                <text:p>0.00096000000000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4999999999995">
                <text:p>0.224999999999995</text:p>
              </table:table-cell>
              <table:table-cell office:value-type="float" office:value="0.00096000000000011">
                <text:p>0.0009600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000960000000000191">
                <text:p>0.000960000000000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4999999999995">
                <text:p>0.274999999999995</text:p>
              </table:table-cell>
              <table:table-cell office:value-type="float" office:value="0.00096000000000029">
                <text:p>0.0009600000000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9999999999995">
                <text:p>0.299999999999995</text:p>
              </table:table-cell>
              <table:table-cell office:value-type="float" office:value="0.000960000000000396">
                <text:p>0.000960000000000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4999999999995">
                <text:p>0.324999999999995</text:p>
              </table:table-cell>
              <table:table-cell office:value-type="float" office:value="0.00096000000000048">
                <text:p>0.0009600000000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0009600000000005">
                <text:p>0.0009600000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4999999999995">
                <text:p>0.374999999999995</text:p>
              </table:table-cell>
              <table:table-cell office:value-type="float" office:value="0.000960000000000389">
                <text:p>0.000960000000000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9999999999995">
                <text:p>0.399999999999995</text:p>
              </table:table-cell>
              <table:table-cell office:value-type="float" office:value="0.00096000000000006">
                <text:p>0.00096000000000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4999999999995">
                <text:p>0.424999999999995</text:p>
              </table:table-cell>
              <table:table-cell office:value-type="float" office:value="0.000959999999999408">
                <text:p>0.00095999999999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9999999999996">
                <text:p>0.449999999999996</text:p>
              </table:table-cell>
              <table:table-cell office:value-type="float" office:value="0.000959999999998328">
                <text:p>0.00095999999999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4999999999996">
                <text:p>0.474999999999996</text:p>
              </table:table-cell>
              <table:table-cell office:value-type="float" office:value="0.000959999999996747">
                <text:p>0.00095999999999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9999999999996">
                <text:p>0.499999999999996</text:p>
              </table:table-cell>
              <table:table-cell office:value-type="float" office:value="0.000959999999994671">
                <text:p>0.000959999999994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4999999999996">
                <text:p>0.524999999999996</text:p>
              </table:table-cell>
              <table:table-cell office:value-type="float" office:value="0.000959999999992263">
                <text:p>0.000959999999992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9999999999996">
                <text:p>0.549999999999996</text:p>
              </table:table-cell>
              <table:table-cell office:value-type="float" office:value="0.00095999999998993">
                <text:p>0.00095999999998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74999999999996">
                <text:p>0.574999999999996</text:p>
              </table:table-cell>
              <table:table-cell office:value-type="float" office:value="0.000959999999988439">
                <text:p>0.00095999999998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9999999999996">
                <text:p>0.599999999999996</text:p>
              </table:table-cell>
              <table:table-cell office:value-type="float" office:value="0.000959999999989013">
                <text:p>0.000959999999989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4999999999996">
                <text:p>0.624999999999996</text:p>
              </table:table-cell>
              <table:table-cell office:value-type="float" office:value="0.000959999999993396">
                <text:p>0.000959999999993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49999999999996">
                <text:p>0.649999999999996</text:p>
              </table:table-cell>
              <table:table-cell office:value-type="float" office:value="0.000960000000003805">
                <text:p>0.000960000000003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74999999999996">
                <text:p>0.674999999999996</text:p>
              </table:table-cell>
              <table:table-cell office:value-type="float" office:value="0.00096000000002272">
                <text:p>0.0009600000000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99999999999996">
                <text:p>0.699999999999996</text:p>
              </table:table-cell>
              <table:table-cell office:value-type="float" office:value="0.000960000000052376">
                <text:p>0.00096000000005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4999999999996">
                <text:p>0.724999999999996</text:p>
              </table:table-cell>
              <table:table-cell office:value-type="float" office:value="0.000960000000093879">
                <text:p>0.000960000000093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9999999999996">
                <text:p>0.749999999999996</text:p>
              </table:table-cell>
              <table:table-cell office:value-type="float" office:value="0.000960000000145828">
                <text:p>0.00096000000014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4999999999996">
                <text:p>0.774999999999996</text:p>
              </table:table-cell>
              <table:table-cell office:value-type="float" office:value="0.000960000000202407">
                <text:p>0.00096000000020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9999999999996">
                <text:p>0.799999999999996</text:p>
              </table:table-cell>
              <table:table-cell office:value-type="float" office:value="0.000960000000251037">
                <text:p>0.00096000000025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4999999999996">
                <text:p>0.824999999999996</text:p>
              </table:table-cell>
              <table:table-cell office:value-type="float" office:value="0.000960000000269859">
                <text:p>0.000960000000269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9999999999996">
                <text:p>0.849999999999996</text:p>
              </table:table-cell>
              <table:table-cell office:value-type="float" office:value="0.00096000000022566">
                <text:p>0.0009600000002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4999999999996">
                <text:p>0.874999999999996</text:p>
              </table:table-cell>
              <table:table-cell office:value-type="float" office:value="0.000960000000073259">
                <text:p>0.000960000000073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99999999999996">
                <text:p>0.899999999999996</text:p>
              </table:table-cell>
              <table:table-cell office:value-type="float" office:value="0.000959999999757891">
                <text:p>0.00095999999975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4999999999996">
                <text:p>0.924999999999996</text:p>
              </table:table-cell>
              <table:table-cell office:value-type="float" office:value="0.000959999999222667">
                <text:p>0.00095999999922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49999999999996">
                <text:p>0.949999999999996</text:p>
              </table:table-cell>
              <table:table-cell office:value-type="float" office:value="0.00095999999842356">
                <text:p>0.0009599999984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4999999999996">
                <text:p>0.974999999999996</text:p>
              </table:table-cell>
              <table:table-cell office:value-type="float" office:value="0.000959999997354443">
                <text:p>0.000959999997354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000959999996084009">
                <text:p>0.000959999996084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25">
                <text:p>1.025</text:p>
              </table:table-cell>
              <table:table-cell office:value-type="float" office:value="0.000959999994804583">
                <text:p>0.00095999999480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5">
                <text:p>1.05</text:p>
              </table:table-cell>
              <table:table-cell office:value-type="float" office:value="0.000959999993889263">
                <text:p>0.000959999993889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75">
                <text:p>1.075</text:p>
              </table:table-cell>
              <table:table-cell office:value-type="float" office:value="0.000959999993948091">
                <text:p>0.000959999993948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">
                <text:p>1.1</text:p>
              </table:table-cell>
              <table:table-cell office:value-type="float" office:value="0.000959999995865603">
                <text:p>0.000959999995865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25">
                <text:p>1.125</text:p>
              </table:table-cell>
              <table:table-cell office:value-type="float" office:value="0.00096000000079131">
                <text:p>0.00096000000079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5">
                <text:p>1.15</text:p>
              </table:table-cell>
              <table:table-cell office:value-type="float" office:value="0.00096000001004237">
                <text:p>0.00096000001004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75">
                <text:p>1.175</text:p>
              </table:table-cell>
              <table:table-cell office:value-type="float" office:value="0.000960000024866167">
                <text:p>0.00096000002486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">
                <text:p>1.2</text:p>
              </table:table-cell>
              <table:table-cell office:value-type="float" office:value="0.000960000046003816">
                <text:p>0.00096000004600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5">
                <text:p>1.225</text:p>
              </table:table-cell>
              <table:table-cell office:value-type="float" office:value="0.000960000073000415">
                <text:p>0.00096000007300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5">
                <text:p>1.25</text:p>
              </table:table-cell>
              <table:table-cell office:value-type="float" office:value="0.000960000103233137">
                <text:p>0.00096000010323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75">
                <text:p>1.275</text:p>
              </table:table-cell>
              <table:table-cell office:value-type="float" office:value="0.000960000130685621">
                <text:p>0.00096000013068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">
                <text:p>1.3</text:p>
              </table:table-cell>
              <table:table-cell office:value-type="float" office:value="0.000960000144599142">
                <text:p>0.00096000014459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2499999999999">
                <text:p>1.32499999999999</text:p>
              </table:table-cell>
              <table:table-cell office:value-type="float" office:value="0.000960000128288532">
                <text:p>0.00096000012828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4999999999999">
                <text:p>1.34999999999999</text:p>
              </table:table-cell>
              <table:table-cell office:value-type="float" office:value="0.000960000058628451">
                <text:p>0.00096000005862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7499999999999">
                <text:p>1.37499999999999</text:p>
              </table:table-cell>
              <table:table-cell office:value-type="float" office:value="0.000959999906983884">
                <text:p>0.00095999990698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0.000959999642644852">
                <text:p>0.000959999642644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2499999999999">
                <text:p>1.42499999999999</text:p>
              </table:table-cell>
              <table:table-cell office:value-type="float" office:value="0.0009599992400603">
                <text:p>0.0009599992400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4999999999999">
                <text:p>1.44999999999999</text:p>
              </table:table-cell>
              <table:table-cell office:value-type="float" office:value="0.000959998691232659">
                <text:p>0.000959998691232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7499999999999">
                <text:p>1.47499999999999</text:p>
              </table:table-cell>
              <table:table-cell office:value-type="float" office:value="0.00095999802435682">
                <text:p>0.00095999802435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000959997328929265">
                <text:p>0.00095999732892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2499999999999">
                <text:p>1.52499999999999</text:p>
              </table:table-cell>
              <table:table-cell office:value-type="float" office:value="0.000959996785833154">
                <text:p>0.00095999678583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4999999999999">
                <text:p>1.54999999999999</text:p>
              </table:table-cell>
              <table:table-cell office:value-type="float" office:value="0.000959996698038176">
                <text:p>0.0009599966980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7499999999999">
                <text:p>1.57499999999999</text:p>
              </table:table-cell>
              <table:table-cell office:value-type="float" office:value="0.000959997513332103">
                <text:p>0.00095999751333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000959999824928552">
                <text:p>0.00095999982492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2499999999999">
                <text:p>1.62499999999999</text:p>
              </table:table-cell>
              <table:table-cell office:value-type="float" office:value="0.000960004329282868">
                <text:p>0.00096000432928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4999999999999">
                <text:p>1.64999999999999</text:p>
              </table:table-cell>
              <table:table-cell office:value-type="float" office:value="0.000960011714066376">
                <text:p>0.00096001171406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499999999999">
                <text:p>1.67499999999999</text:p>
              </table:table-cell>
              <table:table-cell office:value-type="float" office:value="0.000960022445022194">
                <text:p>0.00096002244502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000960036421608781">
                <text:p>0.00096003642160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2499999999999">
                <text:p>1.72499999999999</text:p>
              </table:table-cell>
              <table:table-cell office:value-type="float" office:value="0.000960052482587422">
                <text:p>0.000960052482587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4999999999999">
                <text:p>1.74999999999999</text:p>
              </table:table-cell>
              <table:table-cell office:value-type="float" office:value="0.000960067769995339">
                <text:p>0.00096006776999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7499999999999">
                <text:p>1.77499999999999</text:p>
              </table:table-cell>
              <table:table-cell office:value-type="float" office:value="0.000960077009981587">
                <text:p>0.00096007700998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000960071847918504">
                <text:p>0.00096007184791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2499999999999">
                <text:p>1.82499999999999</text:p>
              </table:table-cell>
              <table:table-cell office:value-type="float" office:value="0.00096004048626651">
                <text:p>0.00096004048626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999999999999">
                <text:p>1.84999999999999</text:p>
              </table:table-cell>
              <table:table-cell office:value-type="float" office:value="0.000959968013505925">
                <text:p>0.00095996801350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7499999999999">
                <text:p>1.87499999999999</text:p>
              </table:table-cell>
              <table:table-cell office:value-type="float" office:value="0.000959837966010033">
                <text:p>0.000959837966010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000959635798948307">
                <text:p>0.000959635798948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2499999999999">
                <text:p>1.92499999999999</text:p>
              </table:table-cell>
              <table:table-cell office:value-type="float" office:value="0.000959354999250638">
                <text:p>0.00095935499925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4999999999999">
                <text:p>1.94999999999999</text:p>
              </table:table-cell>
              <table:table-cell office:value-type="float" office:value="0.000959006464801561">
                <text:p>0.00095900646480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7499999999999">
                <text:p>1.97499999999999</text:p>
              </table:table-cell>
              <table:table-cell office:value-type="float" office:value="0.000958631378285504">
                <text:p>0.00095863137828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000958316973791677">
                <text:p>0.00095831697379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02499999999999">
                <text:p>2.02499999999999</text:p>
              </table:table-cell>
              <table:table-cell office:value-type="float" office:value="0.000958213174532941">
                <text:p>0.00095821317453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04999999999999">
                <text:p>2.04999999999999</text:p>
              </table:table-cell>
              <table:table-cell office:value-type="float" office:value="0.00095854594826722">
                <text:p>0.0009585459482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07499999999999">
                <text:p>2.07499999999999</text:p>
              </table:table-cell>
              <table:table-cell office:value-type="float" office:value="0.000959620359428438">
                <text:p>0.000959620359428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000961802867092267">
                <text:p>0.00096180286709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12499999999999">
                <text:p>2.12499999999999</text:p>
              </table:table-cell>
              <table:table-cell office:value-type="float" office:value="0.000965468927547599">
                <text:p>0.00096546892754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4999999999999">
                <text:p>2.14999999999999</text:p>
              </table:table-cell>
              <table:table-cell office:value-type="float" office:value="0.000970899393971181">
                <text:p>0.00097089939397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7499999999999">
                <text:p>2.17499999999999</text:p>
              </table:table-cell>
              <table:table-cell office:value-type="float" office:value="0.000978109184283122">
                <text:p>0.00097810918428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000986596574644709">
                <text:p>0.000986596574644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2499999999999">
                <text:p>2.22499999999999</text:p>
              </table:table-cell>
              <table:table-cell office:value-type="float" office:value="0.00099501435819088">
                <text:p>0.0009950143581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4999999999999">
                <text:p>2.24999999999999</text:p>
              </table:table-cell>
              <table:table-cell office:value-type="float" office:value="0.00100078855017367">
                <text:p>0.00100078855017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27499999999999">
                <text:p>2.27499999999999</text:p>
              </table:table-cell>
              <table:table-cell office:value-type="float" office:value="0.000999749739339374">
                <text:p>0.000999749739339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000985898698431849">
                <text:p>0.000985898698431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32499999999999">
                <text:p>2.32499999999999</text:p>
              </table:table-cell>
              <table:table-cell office:value-type="float" office:value="0.000951500456042818">
                <text:p>0.000951500456042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0.000887782943929135">
                <text:p>0.000887782943929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37499999999999">
                <text:p>2.37499999999999</text:p>
              </table:table-cell>
              <table:table-cell office:value-type="float" office:value="0.000786591781442887">
                <text:p>0.000786591781442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000643393263205416">
                <text:p>0.00064339326320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2499999999999">
                <text:p>2.42499999999999</text:p>
              </table:table-cell>
              <table:table-cell office:value-type="float" office:value="0.00046197874465417">
                <text:p>0.0004619787446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0.000261043457971425">
                <text:p>0.00026104345797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7499999999999">
                <text:p>2.47499999999999</text:p>
              </table:table-cell>
              <table:table-cell office:value-type="float" office:value="0.0000824142117369689">
                <text:p>0.0000824142117369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